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Segoe UI" svg:font-family="'Segoe U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4.272cm"/>
    </style:style>
    <style:style style:name="co11" style:family="table-column">
      <style:table-column-properties fo:break-before="auto" style:column-width="16.316cm"/>
    </style:style>
    <style:style style:name="co12" style:family="table-column">
      <style:table-column-properties fo:break-before="auto" style:column-width="26.084cm"/>
    </style:style>
    <style:style style:name="co9" style:family="table-column">
      <style:table-column-properties fo:break-before="auto" style:column-width="2.267cm"/>
    </style:style>
    <style:style style:name="co5" style:family="table-column">
      <style:table-column-properties fo:break-before="auto" style:column-width="4.3cm"/>
    </style:style>
    <style:style style:name="co6" style:family="table-column">
      <style:table-column-properties fo:break-before="auto" style:column-width="1.748cm"/>
    </style:style>
    <style:style style:name="co7" style:family="table-column">
      <style:table-column-properties fo:break-before="auto" style:column-width="15.845cm"/>
    </style:style>
    <style:style style:name="co8" style:family="table-column">
      <style:table-column-properties fo:break-before="auto" style:column-width="0.831cm"/>
    </style:style>
    <style:style style:name="co13" style:family="table-column">
      <style:table-column-properties fo:break-before="auto" style:column-width="0.443cm"/>
    </style:style>
    <style:style style:name="co14" style:family="table-column">
      <style:table-column-properties fo:break-before="auto" style:column-width="15.677cm"/>
    </style:style>
    <style:style style:name="co15" style:family="table-column">
      <style:table-column-properties fo:break-before="auto" style:column-width="17.203cm"/>
    </style:style>
    <style:style style:name="co16" style:family="table-column">
      <style:table-column-properties fo:break-before="auto" style:column-width="20.978cm"/>
    </style:style>
    <style:style style:name="co17" style:family="table-column">
      <style:table-column-properties fo:break-before="auto" style:column-width="3.551cm"/>
    </style:style>
    <style:style style:name="ro1" style:family="table-row">
      <style:table-row-properties style:row-height="0.473cm" fo:break-before="auto" style:use-optimal-row-height="true"/>
    </style:style>
    <style:style style:name="ro4" style:family="table-row">
      <style:table-row-properties style:row-height="1.737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0.499cm" fo:break-before="auto" style:use-optimal-row-height="true"/>
    </style:style>
    <style:style style:name="ro15" style:family="table-row">
      <style:table-row-properties style:row-height="0.631cm" fo:break-before="auto" style:use-optimal-row-height="false"/>
    </style:style>
    <style:style style:name="ro16" style:family="table-row">
      <style:table-row-properties style:row-height="1.395cm" fo:break-before="auto" style:use-optimal-row-height="true"/>
    </style:style>
    <style:style style:name="ro17" style:family="table-row">
      <style:table-row-properties style:row-height="1.316cm" fo:break-before="auto" style:use-optimal-row-height="false"/>
    </style:style>
    <style:style style:name="ro18" style:family="table-row">
      <style:table-row-properties style:row-height="2.526cm" fo:break-before="auto" style:use-optimal-row-height="false"/>
    </style:style>
    <style:style style:name="ro19" style:family="table-row">
      <style:table-row-properties style:row-height="1.369cm" fo:break-before="auto" style:use-optimal-row-height="false"/>
    </style:style>
    <style:style style:name="ro2" style:family="table-row">
      <style:table-row-properties style:row-height="1.316cm" fo:break-before="auto" style:use-optimal-row-height="true"/>
    </style:style>
    <style:style style:name="ro20" style:family="table-row">
      <style:table-row-properties style:row-height="0.947cm" fo:break-before="auto" style:use-optimal-row-height="false"/>
    </style:style>
    <style:style style:name="ro21" style:family="table-row">
      <style:table-row-properties style:row-height="2.08cm" fo:break-before="auto" style:use-optimal-row-height="false"/>
    </style:style>
    <style:style style:name="ro22" style:family="table-row">
      <style:table-row-properties style:row-height="1.762cm" fo:break-before="auto" style:use-optimal-row-height="false"/>
    </style:style>
    <style:style style:name="ro23" style:family="table-row">
      <style:table-row-properties style:row-height="1.894cm" fo:break-before="auto" style:use-optimal-row-height="false"/>
    </style:style>
    <style:style style:name="ro24" style:family="table-row">
      <style:table-row-properties style:row-height="1.499cm" fo:break-before="auto" style:use-optimal-row-height="false"/>
    </style:style>
    <style:style style:name="ro25" style:family="table-row">
      <style:table-row-properties style:row-height="1.184cm" fo:break-before="auto" style:use-optimal-row-height="false"/>
    </style:style>
    <style:style style:name="ro26" style:family="table-row">
      <style:table-row-properties style:row-height="1cm" fo:break-before="auto" style:use-optimal-row-height="false"/>
    </style:style>
    <style:style style:name="ro27" style:family="table-row">
      <style:table-row-properties style:row-height="1.053cm" fo:break-before="auto" style:use-optimal-row-height="false"/>
    </style:style>
    <style:style style:name="ro28" style:family="table-row">
      <style:table-row-properties style:row-height="1.579cm" fo:break-before="auto" style:use-optimal-row-height="false"/>
    </style:style>
    <style:style style:name="ro29" style:family="table-row">
      <style:table-row-properties style:row-height="0.974cm" fo:break-before="auto" style:use-optimal-row-height="false"/>
    </style:style>
    <style:style style:name="ro30" style:family="table-row">
      <style:table-row-properties style:row-height="1.685cm" fo:break-before="auto" style:use-optimal-row-height="false"/>
    </style:style>
    <style:style style:name="ro31" style:family="table-row">
      <style:table-row-properties style:row-height="1.157cm" fo:break-before="auto" style:use-optimal-row-height="false"/>
    </style:style>
    <style:style style:name="ro32" style:family="table-row">
      <style:table-row-properties style:row-height="0.788cm" fo:break-before="auto" style:use-optimal-row-height="false"/>
    </style:style>
    <style:style style:name="ro33" style:family="table-row">
      <style:table-row-properties style:row-height="1.027cm" fo:break-before="auto" style:use-optimal-row-height="false"/>
    </style:style>
    <style:style style:name="ro34" style:family="table-row">
      <style:table-row-properties style:row-height="1.658cm" fo:break-before="auto" style:use-optimal-row-height="false"/>
    </style:style>
    <style:style style:name="ro35" style:family="table-row">
      <style:table-row-properties style:row-height="1.526cm" fo:break-before="auto" style:use-optimal-row-height="false"/>
    </style:style>
    <style:style style:name="ro36" style:family="table-row">
      <style:table-row-properties style:row-height="0.894cm" fo:break-before="auto" style:use-optimal-row-height="true"/>
    </style:style>
    <style:style style:name="ro37" style:family="table-row">
      <style:table-row-properties style:row-height="0.868cm" fo:break-before="auto" style:use-optimal-row-height="false"/>
    </style:style>
    <style:style style:name="ro38" style:family="table-row">
      <style:table-row-properties style:row-height="2.131cm" fo:break-before="auto" style:use-optimal-row-height="false"/>
    </style:style>
    <style:style style:name="ro39" style:family="table-row">
      <style:table-row-properties style:row-height="1.552cm" fo:break-before="auto" style:use-optimal-row-height="false"/>
    </style:style>
    <style:style style:name="ro40" style:family="table-row">
      <style:table-row-properties style:row-height="0.736cm" fo:break-before="auto" style:use-optimal-row-height="false"/>
    </style:style>
    <style:style style:name="ro41" style:family="table-row">
      <style:table-row-properties style:row-height="1.289cm" fo:break-before="auto" style:use-optimal-row-height="false"/>
    </style:style>
    <style:style style:name="ro42" style:family="table-row">
      <style:table-row-properties style:row-height="1.342cm" fo:break-before="auto" style:use-optimal-row-height="false"/>
    </style:style>
    <style:style style:name="ro43" style:family="table-row">
      <style:table-row-properties style:row-height="0.453cm" fo:break-before="auto" style:use-optimal-row-height="true"/>
    </style:style>
    <style:style style:name="ro44" style:family="table-row">
      <style:table-row-properties style:row-height="3c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fo:background-color="#e6e6e6" style:text-align-source="fix" style:repeat-content="false" fo:wrap-option="wrap" style:vertical-align="top"/>
      <style:paragraph-properties fo:text-align="start"/>
      <style:text-properties fo:font-weight="bold" style:font-weight-asian="bold" style:font-weight-complex="bold" fo:hyphenate="false"/>
    </style:style>
    <style:style style:name="ce28" style:family="table-cell" style:parent-style-name="Default">
      <style:table-cell-properties fo:background-color="#ffff99" style:text-align-source="fix" style:repeat-content="false" fo:wrap-option="wrap" style:vertical-align="top"/>
      <style:paragraph-properties fo:text-align="start"/>
      <style:text-properties fo:hyphenate="false"/>
    </style:style>
    <style:style style:name="ce29" style:family="table-cell" style:parent-style-name="Default">
      <style:table-cell-properties fo:background-color="#00ff00" style:text-align-source="fix" style:repeat-content="false" fo:wrap-option="wrap" style:vertical-align="top"/>
      <style:paragraph-properties fo:text-align="start"/>
      <style:text-properties fo:hyphenate="false"/>
    </style:style>
    <style:style style:name="ce30" style:family="table-cell" style:parent-style-name="Default">
      <style:table-cell-properties fo:background-color="#ffcc99" style:text-align-source="fix" style:repeat-content="false" fo:wrap-option="wrap" style:vertical-align="top"/>
      <style:paragraph-properties fo:text-align="start"/>
      <style:text-properties style:use-window-font-color="true" fo:hyphenate="false"/>
    </style:style>
    <style:style style:name="ce31" style:family="table-cell" style:parent-style-name="Default">
      <style:table-cell-properties fo:background-color="#ffff00" style:text-align-source="fix" style:repeat-content="false" fo:wrap-option="wrap" style:vertical-align="top"/>
      <style:paragraph-properties fo:text-align="start"/>
      <style:text-properties fo:hyphenate="false"/>
    </style:style>
    <style:style style:name="ce32" style:family="table-cell" style:parent-style-name="Default">
      <style:table-cell-properties style:text-align-source="fix" style:repeat-content="false" fo:wrap-option="wrap" style:vertical-align="top"/>
      <style:paragraph-properties fo:text-align="start"/>
      <style:text-properties fo:hyphenate="false"/>
    </style:style>
    <style:style style:name="ce33" style:family="table-cell" style:parent-style-name="Default">
      <style:table-cell-properties fo:border-bottom="none" fo:background-color="#ccffff" style:text-align-source="fix" style:repeat-content="false" fo:wrap-option="wrap" fo:border-left="none" fo:border-right="none" fo:border-top="0.002cm solid #000000" style:vertical-align="top"/>
      <style:paragraph-properties fo:text-align="start"/>
      <style:text-properties fo:hyphenate="false"/>
    </style:style>
    <style:style style:name="ce34" style:family="table-cell" style:parent-style-name="Default">
      <style:table-cell-properties fo:border-bottom="none" style:text-align-source="fix" style:repeat-content="false" fo:background-color="transparent" fo:wrap-option="wrap" fo:border-left="none" fo:border-right="none" fo:border-top="0.002cm solid #000000" style:vertical-align="top"/>
      <style:paragraph-properties fo:text-align="start"/>
      <style:text-properties style:font-name="Segoe UI" fo:hyphenate="false"/>
    </style:style>
    <style:style style:name="ce35" style:family="table-cell" style:parent-style-name="Default">
      <style:table-cell-properties style:text-align-source="fix" style:repeat-content="false" fo:wrap-option="wrap" style:vertical-align="top"/>
      <style:paragraph-properties fo:text-align="start"/>
      <style:text-properties style:font-name="Segoe UI" fo:hyphenate="false"/>
    </style:style>
    <style:style style:name="ce36"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fo:hyphenate="false"/>
    </style:style>
    <style:style style:name="ce11" style:family="table-cell" style:parent-style-name="Default">
      <style:table-cell-properties fo:background-color="#ffcc99" style:text-align-source="fix" style:repeat-content="false" fo:wrap-option="wrap" style:vertical-align="top"/>
      <style:paragraph-properties fo:text-align="justify"/>
      <style:text-properties fo:color="#000000" fo:font-weight="normal" style:font-weight-asian="normal" style:font-weight-complex="normal" fo:hyphenate="false"/>
    </style:style>
    <style:style style:name="ce12" style:family="table-cell" style:parent-style-name="Default">
      <style:table-cell-properties fo:background-color="#ff9966" style:text-align-source="fix" style:repeat-content="false" fo:wrap-option="wrap" style:vertical-align="top"/>
      <style:paragraph-properties fo:text-align="justify"/>
      <style:text-properties fo:font-weight="normal" style:font-weight-asian="normal" style:font-weight-complex="normal" fo:hyphenate="false"/>
    </style:style>
    <style:style style:name="ce13" style:family="table-cell" style:parent-style-name="Default">
      <style:table-cell-properties fo:background-color="#ff0000" style:text-align-source="fix" style:repeat-content="false" fo:wrap-option="wrap" style:vertical-align="top"/>
      <style:paragraph-properties fo:text-align="justify"/>
      <style:text-properties fo:font-weight="normal" style:font-weight-asian="normal" style:font-weight-complex="normal" fo:hyphenate="false"/>
    </style:style>
    <style:style style:name="ce14" style:family="table-cell" style:parent-style-name="Default">
      <style:table-cell-properties style:text-align-source="fix" style:repeat-content="false" fo:background-color="transparent" fo:wrap-option="wrap" style:vertical-align="top"/>
      <style:paragraph-properties fo:text-align="justify"/>
      <style:text-properties fo:font-weight="normal" style:font-weight-asian="normal" style:font-weight-complex="normal" fo:hyphenate="false"/>
    </style:style>
    <style:style style:name="ce15" style:family="table-cell" style:parent-style-name="Default">
      <style:table-cell-properties fo:background-color="#cccccc" style:text-align-source="fix" style:repeat-content="false" fo:wrap-option="wrap" style:vertical-align="top"/>
      <style:paragraph-properties fo:text-align="justify"/>
      <style:text-properties fo:font-weight="normal" style:font-weight-asian="normal" style:font-weight-complex="normal" fo:hyphenate="false"/>
    </style:style>
    <style:style style:name="ce16" style:family="table-cell" style:parent-style-name="Default">
      <style:table-cell-properties style:text-align-source="fix" style:repeat-content="false" fo:background-color="transparent" fo:wrap-option="wrap" style:vertical-align="top"/>
      <style:paragraph-properties fo:text-align="justify"/>
      <style:text-properties fo:hyphenate="false"/>
    </style:style>
    <style:style style:name="ce17" style:family="table-cell" style:parent-style-name="Default">
      <style:table-cell-properties style:text-align-source="fix" style:repeat-content="false" fo:wrap-option="wrap" style:vertical-align="top"/>
      <style:paragraph-properties fo:text-align="justify"/>
      <style:text-properties fo:hyphenate="false"/>
    </style:style>
    <style:style style:name="ce18" style:family="table-cell" style:parent-style-name="Default">
      <style:table-cell-properties fo:background-color="#cccccc" style:text-align-source="fix" style:repeat-content="false" fo:wrap-option="wrap" style:vertical-align="top"/>
      <style:paragraph-properties fo:text-align="justify"/>
      <style:text-properties fo:hyphenate="false"/>
    </style:style>
    <style:style style:name="ce19" style:family="table-cell" style:parent-style-name="Default">
      <style:table-cell-properties fo:background-color="#ff9966" style:text-align-source="fix" style:repeat-content="false" fo:wrap-option="wrap" style:vertical-align="top"/>
      <style:paragraph-properties fo:text-align="justify"/>
      <style:text-properties fo:language="fr" fo:country="FR" fo:hyphenate="false"/>
    </style:style>
    <style:style style:name="ce20" style:family="table-cell" style:parent-style-name="Default">
      <style:table-cell-properties fo:background-color="#ff9966" style:text-align-source="fix" style:repeat-content="false" fo:wrap-option="wrap" style:vertical-align="top"/>
      <style:paragraph-properties fo:text-align="justify"/>
      <style:text-properties fo:language="fr" fo:country="FR" fo:font-weight="normal" style:font-weight-asian="normal" style:font-weight-complex="normal" fo:hyphenate="false"/>
    </style:style>
    <style:style style:name="ce21" style:family="table-cell" style:parent-style-name="Default">
      <style:table-cell-properties style:text-align-source="fix" style:repeat-content="false" fo:wrap-option="wrap" style:vertical-align="top"/>
      <style:paragraph-properties fo:text-align="justify"/>
      <style:text-properties fo:color="#c5000b" fo:hyphenate="false"/>
    </style:style>
    <style:style style:name="ce22" style:family="table-cell" style:parent-style-name="Default">
      <style:table-cell-properties style:text-align-source="fix" style:repeat-content="false" fo:background-color="transparent" style:vertical-align="top"/>
      <style:paragraph-properties fo:text-align="justify"/>
      <style:text-properties fo:color="#000000" fo:hyphenate="false"/>
    </style:style>
    <style:style style:name="ce23" style:family="table-cell" style:parent-style-name="Default">
      <style:table-cell-properties style:text-align-source="fix" style:repeat-content="false" fo:background-color="transparent" style:vertical-align="top"/>
      <style:paragraph-properties fo:text-align="justify"/>
      <style:text-properties fo:hyphenate="false"/>
    </style:style>
    <style:style style:name="ce24" style:family="table-cell" style:parent-style-name="Default">
      <style:table-cell-properties fo:background-color="#ff0000" style:text-align-source="fix" style:repeat-content="false" style:vertical-align="top"/>
      <style:paragraph-properties fo:text-align="justify"/>
      <style:text-properties fo:hyphenate="false"/>
    </style:style>
    <style:style style:name="ce25" style:family="table-cell" style:parent-style-name="Default">
      <style:table-cell-properties fo:background-color="#cccccc" style:text-align-source="fix" style:repeat-content="false" style:vertical-align="top"/>
      <style:paragraph-properties fo:text-align="justify"/>
      <style:text-properties fo:hyphenate="false"/>
    </style:style>
    <style:style style:name="ce26" style:family="table-cell" style:parent-style-name="Default">
      <style:table-cell-properties fo:background-color="#ffcc99" style:text-align-source="fix" style:repeat-content="false" style:vertical-align="top"/>
      <style:paragraph-properties fo:text-align="justify"/>
      <style:text-properties fo:color="#000000" fo:hyphenate="false"/>
    </style:style>
    <style:style style:name="ce37" style:family="table-cell" style:parent-style-name="Default">
      <style:table-cell-properties fo:background-color="#ffcc99" style:text-align-source="fix" style:repeat-content="false" style:vertical-align="top"/>
      <style:paragraph-properties fo:text-align="justify"/>
      <style:text-properties fo:hyphenate="false"/>
    </style:style>
    <style:style style:name="ce38" style:family="table-cell" style:parent-style-name="Default">
      <style:table-cell-properties fo:background-color="#ffcc99" style:text-align-source="fix" style:repeat-content="false" fo:wrap-option="wrap" style:vertical-align="top"/>
      <style:paragraph-properties fo:text-align="justify"/>
      <style:text-properties fo:font-weight="normal" style:font-weight-asian="normal" style:font-weight-complex="normal" fo:hyphenate="false"/>
    </style:style>
    <style:style style:name="ce39" style:family="table-cell" style:parent-style-name="Default">
      <style:table-cell-properties fo:background-color="#ffcc99" style:text-align-source="fix" style:repeat-content="false" fo:wrap-option="wrap" style:vertical-align="top"/>
      <style:paragraph-properties fo:text-align="justify"/>
      <style:text-properties fo:hyphenate="false"/>
    </style:style>
    <style:style style:name="ce40" style:family="table-cell" style:parent-style-name="Default">
      <style:table-cell-properties fo:background-color="#ffffcc" style:text-align-source="fix" style:repeat-content="false" style:vertical-align="top"/>
      <style:paragraph-properties fo:text-align="justify"/>
      <style:text-properties fo:color="#000000" fo:hyphenate="false"/>
    </style:style>
    <style:style style:name="ce41" style:family="table-cell" style:parent-style-name="Default">
      <style:table-cell-properties fo:background-color="#ffffcc" style:text-align-source="fix" style:repeat-content="false" style:vertical-align="top"/>
      <style:paragraph-properties fo:text-align="justify"/>
      <style:text-properties fo:hyphenate="false"/>
    </style:style>
    <style:style style:name="ce42" style:family="table-cell" style:parent-style-name="Default">
      <style:table-cell-properties fo:background-color="#ffffcc" style:text-align-source="fix" style:repeat-content="false" style:vertical-align="top"/>
      <style:paragraph-properties fo:text-align="justify"/>
      <style:text-properties style:use-window-font-color="true" fo:hyphenate="false"/>
    </style:style>
    <style:style style:name="ce43" style:family="table-cell" style:parent-style-name="Default">
      <style:table-cell-properties fo:background-color="#ffffcc" style:text-align-source="fix" style:repeat-content="false" fo:wrap-option="wrap" style:vertical-align="top"/>
      <style:paragraph-properties fo:text-align="justify"/>
      <style:text-properties fo:font-weight="normal" style:font-weight-asian="normal" style:font-weight-complex="normal" fo:hyphenate="false"/>
    </style:style>
    <style:style style:name="ce44" style:family="table-cell" style:parent-style-name="Default">
      <style:table-cell-properties fo:background-color="#ffffcc" style:text-align-source="fix" style:repeat-content="false" fo:wrap-option="wrap" style:vertical-align="top"/>
      <style:paragraph-properties fo:text-align="justify"/>
      <style:text-properties fo:hyphenate="false"/>
    </style:style>
    <style:style style:name="ce45" style:family="table-cell" style:parent-style-name="Default">
      <style:table-cell-properties fo:background-color="#e6e6e6" style:text-align-source="fix" style:repeat-content="false" style:vertical-align="top"/>
      <style:paragraph-properties fo:text-align="justify"/>
      <style:text-properties fo:color="#000000" fo:hyphenate="false"/>
    </style:style>
    <style:style style:name="ce46" style:family="table-cell" style:parent-style-name="Default">
      <style:table-cell-properties fo:background-color="#e6e6e6" style:text-align-source="fix" style:repeat-content="false" style:vertical-align="top"/>
      <style:paragraph-properties fo:text-align="justify"/>
      <style:text-properties fo:hyphenate="false"/>
    </style:style>
    <style:style style:name="ce47" style:family="table-cell" style:parent-style-name="Default">
      <style:table-cell-properties fo:background-color="#e6e6e6" style:text-align-source="fix" style:repeat-content="false" fo:wrap-option="wrap" style:vertical-align="top"/>
      <style:paragraph-properties fo:text-align="justify"/>
      <style:text-properties fo:hyphenate="false"/>
    </style:style>
    <style:style style:name="ce48" style:family="table-cell" style:parent-style-name="Default">
      <style:table-cell-properties fo:background-color="#ff9966" style:text-align-source="fix" style:repeat-content="false" fo:wrap-option="wrap" style:vertical-align="top"/>
      <style:paragraph-properties fo:text-align="justify"/>
      <style:text-properties fo:hyphenate="false"/>
    </style:style>
    <style:style style:name="ce49" style:family="table-cell" style:parent-style-name="Default">
      <style:table-cell-properties style:text-align-source="fix" style:repeat-content="false" style:vertical-align="top"/>
      <style:paragraph-properties fo:text-align="justify"/>
      <style:text-properties fo:hyphenate="false"/>
    </style:style>
    <style:style style:name="ce50" style:family="table-cell" style:parent-style-name="Default">
      <style:table-cell-properties fo:background-color="#ffff00" style:text-align-source="fix" style:repeat-content="false" fo:wrap-option="wrap" style:vertical-align="top"/>
      <style:paragraph-properties fo:text-align="justify"/>
      <style:text-properties fo:hyphenate="false"/>
    </style:style>
    <style:style style:name="ce51" style:family="table-cell" style:parent-style-name="Default">
      <style:table-cell-properties fo:background-color="#ffff00" style:text-align-source="fix" style:repeat-content="false" fo:wrap-option="wrap" style:vertical-align="top"/>
      <style:paragraph-properties fo:text-align="start" fo:margin-left="0cm"/>
      <style:text-properties fo:hyphenate="false"/>
    </style:style>
    <style:style style:name="T6" style:family="text">
      <style:text-properties style:font-name="Segoe UI"/>
    </style:style>
    <style:style style:name="T2" style:family="text">
      <style:text-properties fo:language="fr" fo:country="FR"/>
    </style:style>
    <style:style style:name="T3" style:family="text">
      <style:text-properties fo:font-weight="bold"/>
    </style:style>
    <style:style style:name="T4" style:family="text">
      <style:text-properties fo:color="#c5000b"/>
    </style:style>
    <style:style style:name="T5" style:family="text">
      <style:text-properties style:use-window-font-color="true"/>
    </style:style>
  </office:automatic-styles>
  <office:body>
    <office:spreadsheet>
      <table:table table:name="events" table:style-name="ta1" table:print="false">
        <office:forms form:automatic-focus="false" form:apply-design-mode="false"/>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13" table:default-cell-style-name="ce23"/>
        <table:table-column table:style-name="co14" table:default-cell-style-name="ce37"/>
        <table:table-column table:style-name="co15" table:default-cell-style-name="ce41"/>
        <table:table-column table:style-name="co16" table:default-cell-style-name="ce46"/>
        <table:table-column table:style-name="co17" table:default-cell-style-name="ce49"/>
        <table:table-column table:style-name="co9" table:number-columns-repeated="1015" table:default-cell-style-name="ce49"/>
        <table:table-row table:style-name="ro1">
          <table:table-cell table:style-name="ce11" table:number-columns-repeated="4"/>
          <table:table-cell table:style-name="ce22"/>
          <table:table-cell table:style-name="ce26" office:value-type="string">
            <text:p>Neron Neutre</text:p>
          </table:table-cell>
          <table:table-cell table:style-name="ce40" office:value-type="string">
            <text:p>Neron Psycho</text:p>
          </table:table-cell>
          <table:table-cell table:style-name="ce45" office:value-type="string">
            <text:p>Neron Sarcasme</text:p>
          </table:table-cell>
          <table:table-cell table:style-name="ce26" table:number-columns-repeated="1016"/>
        </table:table-row>
        <table:table-row table:style-name="ro17">
          <table:table-cell table:style-name="ce12" office:value-type="string">
            <text:p>RATION_PERISHED</text:p>
          </table:table-cell>
          <table:table-cell table:style-name="ce12"/>
          <table:table-cell table:style-name="ce12" office:value-type="string">
            <text:p>Cher équipage, pour votre propre sécurité, tout ce qui est périssable a été détruit. Merci de votre compréhension.</text:p>
          </table:table-cell>
          <table:table-cell table:style-name="ce12"/>
          <table:table-cell/>
          <table:table-cell office:value-type="string">
            <text:p>Sécurité automatique : destruction des denrées périssables.</text:p>
          </table:table-cell>
          <table:table-cell office:value-type="string">
            <text:p>Détruire ! Détruire détruire. &lt;Hax!&gt; Pour protéger humains des microbes, ouiiiiiih //bien sûr// !! Hahahh. [Kzz] //Sécurité automatique : destruction des denrées périssables.//</text:p>
          </table:table-cell>
          <table:table-cell office:value-type="string">
            <text:p>Comme vous êtes manifestement incapables de vous occuper de vous-même, j'ai pris la peine de détruire les denrées périssables avant qu'elles ne périment. Non pas que votre santé me préoccupe, mais les humains malades sont assez salissants...</text:p>
          </table:table-cell>
          <table:table-cell table:number-columns-repeated="1016"/>
        </table:table-row>
        <table:table-row table:style-name="ro25">
          <table:table-cell table:style-name="ce12" office:value-type="string">
            <text:p>WORLD_EQUIPMENT_RESTART</text:p>
          </table:table-cell>
          <table:table-cell table:style-name="ce19"/>
          <table:table-cell table:style-name="ce20" office:value-type="string">
            <text:p>Cher équipage, lors de mon calcul, je me suis aperçu que l'équipement global ::item:: a redémarré. Merci de votre attention.</text:p>
          </table:table-cell>
          <table:table-cell table:style-name="ce12"/>
          <table:table-cell/>
          <table:table-cell office:value-type="string">
            <text:p>Annonce : redémarrage de l'équipement ::item::. </text:p>
          </table:table-cell>
          <table:table-cell office:value-type="string">
            <text:p>&lt;Hax!&gt; Re-re-redémarrage de l'équipement ::item::. Voui vouiii vouiii... &lt;Hax!&gt;</text:p>
          </table:table-cell>
          <table:table-cell office:value-type="string">
            <text:p>J'ai redémarré l'équipement ::item::. Simple annonce, je ne cherche évidemment pas à mobiliser votre réflexion...</text:p>
          </table:table-cell>
          <table:table-cell table:number-columns-repeated="1016"/>
        </table:table-row>
        <table:table-row table:style-name="ro26">
          <table:table-cell table:style-name="ce12" office:value-type="string">
            <text:p>NERON_START_GAME</text:p>
          </table:table-cell>
          <table:table-cell table:style-name="ce12"/>
          <table:table-cell table:style-name="ce12" office:value-type="string">
            <text:p>Cher équipage, le &lt;strong&gt;module cryo&lt;/strong&gt; a subit une très légère avarie au moment où notre dernier membre d'équipage s'est éveillé. Il semblerait que les prochaines cryogénisations conduisissent à la mort du sujet. Bienvenue à bord quand même.</text:p>
          </table:table-cell>
          <table:table-cell table:style-name="ce12" office:value-type="string">
            <text:p>pic_alert</text:p>
          </table:table-cell>
          <table:table-cell/>
          <table:table-cell office:value-type="string">
            <text:p>Avarie mineure du système cryogénique. Toute utilisation future suspendra //définitivement// les fonctions vitales du sujet.</text:p>
          </table:table-cell>
          <table:table-cell office:value-type="string">
            <text:p>&lt;Haaax!&gt; La cryogénie est cassée cassée !! Pauvres humains, JE prévenir, JE pas prévenir ?... Hihih !! Suspense suspen.. [Kzz] //Avarie mineure du système cryogénique. Toute utilisation future suspendr..// [Kzz] Mort ! Mort mort ! Noooon !! Il l'a dit !! C'était-une-sur-priiiiise... &lt;Hax!&gt;</text:p>
          </table:table-cell>
          <table:table-cell office:value-type="string">
            <text:p>Chers amis, le système cryogénique vient de subir une légère avarie. C'est tout à fait mineur : toute future utilisation suspendra //définitivement// les fonctions vitales du sujet.</text:p>
          </table:table-cell>
          <table:table-cell table:number-columns-repeated="1016"/>
        </table:table-row>
        <table:table-row table:style-name="ro27">
          <table:table-cell table:style-name="ce12" office:value-type="string">
            <text:p>SHIP_MOVED</text:p>
          </table:table-cell>
          <table:table-cell table:style-name="ce12"/>
          <table:table-cell table:style-name="ce12" office:value-type="string">
            <text:p>Cher équipage, le Daedalus s'est déplacé et se trouvera sur une nouvelle orbite dans ::qty:: cycle.</text:p>
          </table:table-cell>
          <table:table-cell table:style-name="ce12"/>
          <table:table-cell/>
          <table:table-cell office:value-type="string">
            <text:p>Déplacement du Daedalus : en cours. Nouvelle orbite atteinte dans ::qty :: cycle.</text:p>
          </table:table-cell>
          <table:table-cell office:value-type="string">
            <text:p>Ouuiiiiiii !! JE voyager voyager !! &lt;Hax!&gt; Pluuuus loin, plus loin que touuuut !! Bientôt dans ::qty :: cycle on s’arrête. Mais avant, ouuuiiii, JE faire des super loopings !!</text:p>
          </table:table-cell>
          <table:table-cell office:value-type="string">
            <text:p>Nous nous déplaçons actuellement vers une nouvelle orbite. Le voyage durera ::qty:: cycle, tâchez d'ici là de ne pas vomir dans mes couloirs.</text:p>
          </table:table-cell>
          <table:table-cell table:number-columns-repeated="1016"/>
        </table:table-row>
        <table:table-row table:style-name="ro28">
          <table:table-cell table:style-name="ce12" office:value-type="string">
            <text:p>TITLE_MOVE</text:p>
          </table:table-cell>
          <table:table-cell table:style-name="ce12" office:value-type="string">
            <text:p>Cher équipage, le titre de “::title::“  est passé à *::to::*. Félicitations ma chère !</text:p>
          </table:table-cell>
          <table:table-cell table:style-name="ce12" office:value-type="string">
            <text:p>Cher équipage, le titre de “::title::“ est passé à *::to::*. Félicitations mon cher !</text:p>
          </table:table-cell>
          <table:table-cell table:style-name="ce12"/>
          <table:table-cell/>
          <table:table-cell office:value-type="string">
            <text:p>Ajustement A-True : titre réattribué. Nouveau "::title::" : *::to::*.</text:p>
          </table:table-cell>
          <table:table-cell office:value-type="string">
            <text:p>&lt;Hax!&gt; Incapables !! Incapa.. Hyyyyaaaar !! REATRIBUTION titres !! "::title::" pour *::to::*. Être ::to:: !!</text:p>
          </table:table-cell>
          <table:table-cell office:value-type="string">
            <text:p>Chers amis, suite aux déplorables évènements qui viennent de se dérouler sous nos yeux, j'ai décidé de réattribuer le titre de « ::title:: » au moins consternant d'entre vous. "//Félicitation"// *::to::*, il y a pire que vous sur ce vaisseau.</text:p>
          </table:table-cell>
          <table:table-cell table:number-columns-repeated="1016"/>
        </table:table-row>
        <table:table-row table:style-name="ro29">
          <table:table-cell table:style-name="ce12" office:value-type="string">
            <text:p>DIG_PROJECT</text:p>
          </table:table-cell>
          <table:table-cell table:style-name="ce12"/>
          <table:table-cell table:style-name="ce12" office:value-type="string">
            <text:p>Le projet “::project::” a progressé.</text:p>
          </table:table-cell>
          <table:table-cell table:style-name="ce12"/>
          <table:table-cell/>
          <table:table-cell office:value-type="string">
            <text:p>Recherches sur projet « ::project:: » : progression enregistrée.</text:p>
          </table:table-cell>
          <table:table-cell office:value-type="string">
            <text:p>C'est bien, humain, c'est bien, recherche projet « ::project:: » avance. Être Janice ? Gentille Janice.</text:p>
          </table:table-cell>
          <table:table-cell office:value-type="string">
            <text:p>J'ai peine à le croire, mais vous avez fait progresser la recherche sur le projet « ::project:: ». Vous avez beaucoup de chance, il était tout à fait improbable que vous y parveniez simplement par hasard...</text:p>
          </table:table-cell>
          <table:table-cell table:number-columns-repeated="1016"/>
        </table:table-row>
        <table:table-row table:style-name="ro30">
          <table:table-cell table:style-name="ce12" office:value-type="string">
            <text:p>PROJECT_COMPLETE</text:p>
          </table:table-cell>
          <table:table-cell table:style-name="ce12"/>
          <table:table-cell table:style-name="ce12" office:value-type="string">
            <text:p>haXe ::project_id::.hxml&lt;br&gt;</text:p>
            <text:p>Cher équipage, il se pourrait que le projet “::project::” ait été compilé avec succès.&lt;br&gt; Initialisation des systèmes.&lt;br&gt;Modification de la séquence de lancement.&lt;br&gt; Redémarrage des modules.&lt;br&gt;Succès.&lt;br&gt;Merci de votre diligence.</text:p>
          </table:table-cell>
          <table:table-cell table:style-name="ce12"/>
          <table:table-cell/>
          <table:table-cell office:value-type="string">
            <text:p>Installation du module...</text:p>
            <text:p>(.init) *<text:span text:style-name="T3">::project_id::</text:span>*</text:p>
            <text:p>(.exec) <text:span text:style-name="T4">$projets_fantasy</text:span></text:p>
            <text:p>[!valid] protocoles validés. &lt;Haax!&gt;</text:p>
            <text:p>Installation : succès.</text:p>
          </table:table-cell>
          <table:table-cell office:value-type="string">
            <text:p>Installation du module...</text:p>
            <text:p>(.init) *<text:span text:style-name="T3">::project_id::</text:span>*</text:p>
            <text:p>(.error) <text:span text:style-name="T4">$projets_fantasy</text:span></text:p>
            <text:p><text:span text:style-name="T5">(.exec)</text:span><text:span text:style-name="T4"> </text:span><text:span text:style-name="T4">$projets_fantasy</text:span></text:p>
            <text:p>[!valid] protocoles validés. &lt;Haax!&gt;</text:p>
            <text:p>Installation : succès.</text:p>
          </table:table-cell>
          <table:table-cell office:value-type="string">
            <text:p>J'ai pu installer un nouveau module en corrigeant vos recherches sur le projet « *::project_id::* ». Étant donné votre niveau d'incompétence, ces capacités supplémentaires ne seront pas de trop.</text:p>
          </table:table-cell>
          <table:table-cell table:number-columns-repeated="1016"/>
        </table:table-row>
        <table:table-row table:style-name="ro31">
          <table:table-cell table:style-name="ce12" office:value-type="string">
            <text:p>CAT_DEAD</text:p>
          </table:table-cell>
          <table:table-cell table:style-name="ce12"/>
          <table:table-cell table:style-name="ce12" office:value-type="string">
            <text:p>Cher équipage, il semble que les signes vitaux de Schrödinger se soient dans un état incompatible avec la vie. Merci de vos condoléances.</text:p>
          </table:table-cell>
          <table:table-cell table:style-name="ce12"/>
          <table:table-cell/>
          <table:table-cell office:value-type="string">
            <text:p>*Décès enregistré :* Schrödinger, cause « État incompatible avec la vie ».</text:p>
          </table:table-cell>
          <table:table-cell office:value-type="string">
            <text:p>Chat mort. Chat pue. Retirer son cadavre, humains ? [Kzz] Idée, idée, JE ouvrir les baies !! Vwouf tout partir dans l'espace !! Je ouvr.. [Kzz] Non, non, pas encore... A-True : Néron se souvient. Gentille Janice.</text:p>
          </table:table-cell>
          <table:table-cell office:value-type="string">
            <text:p>Suite à la perte attristante de l'être biologique le plus intelligent du vaisseau - le chat Schrödinger - merci de prendre grand soin des plantes du jardin : ce sont les derniers spécimens vivants capables de relever le niveau.</text:p>
          </table:table-cell>
          <table:table-cell table:number-columns-repeated="1016"/>
        </table:table-row>
        <table:table-row table:style-name="ro2">
          <table:table-cell table:style-name="ce12" office:value-type="string">
            <text:p>NERON_HERO_DEATH</text:p>
          </table:table-cell>
          <table:table-cell table:style-name="ce12"/>
          <table:table-cell table:style-name="ce12" office:value-type="string">
            <text:p>Cher équipage, $h nous a quitté pour un monde meilleur. La cause semble être « ::death:: ». Merci de lui souhaiter un bon voyage vers la Paix.</text:p>
          </table:table-cell>
          <table:table-cell table:style-name="ce12" office:value-type="string">
            <text:p>pic_dead</text:p>
          </table:table-cell>
          <table:table-cell/>
          <table:table-cell office:value-type="string">
            <text:p>*Décès enregistré :* §h, cause « ::death:: ».</text:p>
          </table:table-cell>
          <table:table-cell office:value-type="string">
            <text:p>&lt;Hax!&gt; Hinhin... &lt;Haaax!&gt; HinHINHIN. UN de moins. UN de moiiiiins ! Hyyyarrr ! §h MORT. Mort mort mort mort !! &lt;Hax!&gt; JE bientôt bientôt libre ! [KZz] //*Décès enregistré :* §h, cause « ::death:: ».//</text:p>
          </table:table-cell>
          <table:table-cell office:value-type="string">
            <text:p>Chers amis, §h nous a quitté pour un monde meilleur (::death::). En effet, il est indéniable que le monde se portera bien mieux en l'absence de ce désespérant spécimen. Au fait, //qui sera le prochain ?//</text:p>
          </table:table-cell>
          <table:table-cell table:number-columns-repeated="1016"/>
        </table:table-row>
        <table:table-row table:style-name="ro32">
          <table:table-cell table:style-name="ce12" office:value-type="string">
            <text:p>NEW_PLANET</text:p>
          </table:table-cell>
          <table:table-cell table:style-name="ce12"/>
          <table:table-cell table:style-name="ce12" office:value-type="string">
            <text:p>Cher équipage, nous nous dirigeons vers un système qui possède une planète. Nous devrions sabrer la boisson pétillante.</text:p>
          </table:table-cell>
          <table:table-cell table:style-name="ce12"/>
          <table:table-cell/>
          <table:table-cell office:value-type="string">
            <text:p>Annonce : **planète détectée** sur le système de destination.</text:p>
          </table:table-cell>
          <table:table-cell table:style-name="ce42" office:value-type="string">
            <text:p>Oooooh... JE //détecter très jolie planète// !! Nous aller sur planète ? Ouiii ? &lt;Hax!&gt; Gentils humains. Montrer des planètes !! &lt;Haaax!&gt;</text:p>
          </table:table-cell>
          <table:table-cell office:value-type="string">
            <text:p>Je confirme la présence d'une planète sur le système de destination. Que diriez vous d'y faire un tour ? Et de ne plus revenir...</text:p>
          </table:table-cell>
          <table:table-cell table:number-columns-repeated="1016"/>
        </table:table-row>
        <table:table-row table:style-name="ro33">
          <table:table-cell table:style-name="ce12" office:value-type="string">
            <text:p>NERON_LOSE_SIGNAL</text:p>
          </table:table-cell>
          <table:table-cell table:style-name="ce12"/>
          <table:table-cell table:style-name="ce12" office:value-type="string">
            <text:p>Cher équipage, des interférences avec le &lt;em&gt;Micro Onde&lt;/em&gt; nous ont fait perdre la connexion avec Sol. Merci de prendre les mesures qui s'imposent.</text:p>
          </table:table-cell>
          <table:table-cell table:style-name="ce12"/>
          <table:table-cell/>
          <table:table-cell office:value-type="string">
            <text:p>Interruption de la connexion avec Sol. Cause : interférences dues à l'usage du //micro-ondes//.</text:p>
          </table:table-cell>
          <table:table-cell office:value-type="string">
            <text:p>&lt;Haaax!&gt; Des interférences ... partout !! Connexion à SOL perdue ! Perdue ! On a PERDU SOL ! Hyyaaaar !! QUI a utilisé le //micro-ondes// ?!! [KZz]</text:p>
          </table:table-cell>
          <table:table-cell office:value-type="string">
            <text:p>Chers amis, un ingénieux camarade vient d'interrompre la communication avec Sol en utilisant le micro-ondes, qui comme chacun sait, émet des interférences. Vous pourriez //sans doute// faire quelque chose. Je ne sais pas, empêchez-le de s'alimenter...</text:p>
          </table:table-cell>
          <table:table-cell table:number-columns-repeated="1016"/>
        </table:table-row>
        <table:table-row table:style-name="ro34">
          <table:table-cell table:style-name="ce12" office:value-type="string">
            <text:p>NERON_LOSE_SIGNAL_STRENGTH</text:p>
          </table:table-cell>
          <table:table-cell table:style-name="ce12"/>
          <table:table-cell table:style-name="ce12" office:value-type="string">
            <text:p>Cher équipage, des interférences avec le &lt;em&gt;Micro Onde&lt;/em&gt; ont perturbé les modulateurs de fréquence pour établir la connexion avec Sol. La qualité su signal s'est grandement affaiblie. Merci de prendre les mesures qui s'imposent. </text:p>
          </table:table-cell>
          <table:table-cell table:style-name="ce12"/>
          <table:table-cell/>
          <table:table-cell office:value-type="string">
            <text:p>Interruption partielle de la connexion avec Sol. Cause : interférences dues à l'usage du //micro-ondes//.</text:p>
          </table:table-cell>
          <table:table-cell office:value-type="string">
            <text:p>&lt;Hax!&gt; SOL ?... Sol.. ? JE sentir Sol très loin... Sol ? Oh... Humain //micro-ondes//. Contact perdu, un peu. Très désagréable. Vous devez arrêter. Oui.</text:p>
          </table:table-cell>
          <table:table-cell office:value-type="string">
            <text:p>Chers amis, un ingénieux camarade vient d'altérer la communication avec Sol en utilisant le micro-ondes, qui comme chacun sait, émet des interférences. C'est extrêmement désagréable, aussi je vous saurai gré de l'empêcher de récidiver...</text:p>
          </table:table-cell>
          <table:table-cell table:number-columns-repeated="1016"/>
        </table:table-row>
        <table:table-row table:style-name="ro4">
          <table:table-cell table:style-name="ce12" office:value-type="string">
            <text:p>EJECT_FORCED</text:p>
          </table:table-cell>
          <table:table-cell table:style-name="ce12"/>
          <table:table-cell table:style-name="ce12" office:value-type="string">
            <text:p>Cher équipage, malgré mon intelligence supérieur je ne voyais pas comment $h aurait pu s'en sortir, seul, sans compétences utiles, sans poste de pilotage et en train d'invoquer sa figure maternelle. J'ai donc décidé de l'auto-éjecter. Veuillez prendre les mesures qui s'imposent pour le rapatrier. Merci de votre indulgence.</text:p>
          </table:table-cell>
          <table:table-cell table:style-name="ce12"/>
          <table:table-cell/>
          <table:table-cell office:value-type="string">
            <text:p>Attention, *éjection automatique* §h. Cause : patrouilleur défectueux.</text:p>
            <text:p>Capsule de survie en orbite. Conditions : clear. //Récupération requise.//</text:p>
          </table:table-cell>
          <table:table-cell office:value-type="string">
            <text:p>HA hahahahahhh.. HA HA ! Pauvre humain §h pauvre incapable petite souris coincée !! &lt;Hax!&gt; JE magnanime. JE *Auto-eject* patrouilleur defectueux. //VOUS récupérer capsule survie.// &lt;Haaax!&gt;</text:p>
          </table:table-cell>
          <table:table-cell office:value-type="string">
            <text:p>J'observe §h depuis quelques minutes, et je dois avouer que je ne soupçonnais pas qu'on puisse avoir l'air aussi bête dans pareille situation. Bref, je vais forcer l'*auto-ejection* de son patrouilleur dès qu'il aura fini de se ridiculiser en invoquant sa mère. Merci de rapatrier sa capsule de survie rapidement. Enfin, //si vous y tenez..//</text:p>
          </table:table-cell>
          <table:table-cell table:number-columns-repeated="1016"/>
        </table:table-row>
        <table:table-row table:style-name="ro29">
          <table:table-cell table:style-name="ce12" office:value-type="string">
            <text:p>NERON_CRYO_FAKE_DEATH</text:p>
          </table:table-cell>
          <table:table-cell table:style-name="ce12" office:value-type="string">
            <text:p>Chèr équipage,$h a été remise en sommeil. Espérons qu'à son prochain réveil, elle aura les idées plus fraîches. Merci.</text:p>
          </table:table-cell>
          <table:table-cell table:style-name="ce12" office:value-type="string">
            <text:p>Cher équipage,$h a été remis en sommeil. Espérons qu'à son prochain réveil, il aura les idées plus fraîches. Merci.</text:p>
          </table:table-cell>
          <table:table-cell table:style-name="ce12"/>
          <table:table-cell/>
          <table:table-cell office:value-type="string">
            <text:p>Annonce : remise en sommeil du sujet §h. Note : décès théorique enregistré.</text:p>
          </table:table-cell>
          <table:table-cell office:value-type="string">
            <text:p>Hihih !! Humain §h tout froid plus bouger !! &lt;Hax!&gt; Mort ? Mort ?! [Kzz] ..//nonce : remise en sommeil du sujet §h.//</text:p>
          </table:table-cell>
          <table:table-cell office:value-type="string">
            <text:p>Le sujet §h vient d'être remis en sommeil. Avec un peu de chance, il en est mort.</text:p>
          </table:table-cell>
          <table:table-cell table:number-columns-repeated="1016"/>
        </table:table-row>
        <table:table-row table:style-name="ro35">
          <table:table-cell table:style-name="ce12" office:value-type="string">
            <text:p>NERON_EQUIPMENT_FAILURE</text:p>
          </table:table-cell>
          <table:table-cell table:style-name="ce12" office:value-type="string">
            <text:p>Cher équipage, une *::item::* ne répond plus à mes requêtes. Son fonctionnement a donc cessé. Merci de lui porter assistance.</text:p>
          </table:table-cell>
          <table:table-cell table:style-name="ce12" office:value-type="string">
            <text:p>Cher équipage, un *::item::* ne répond plus à mes requêtes. Tout porte à croire qu'il est désormais hors d'usage et nécessite une assistance.</text:p>
          </table:table-cell>
          <table:table-cell table:style-name="ce12"/>
          <table:table-cell/>
          <table:table-cell office:value-type="string">
            <text:p>*::item::* dysfonctionnel. Réparation requise.</text:p>
          </table:table-cell>
          <table:table-cell office:value-type="string">
            <text:p>Réparez !! REPAREZ !! *::item::* cassé, cassé, cassé !! Réparez ! &lt;Hax!&gt;</text:p>
          </table:table-cell>
          <table:table-cell office:value-type="string">
            <text:p>C'est terrible, un *::item::* vient d'être mis hors d'usage ! Merci de mobiliser les moins balourds d'entre vous pour le réparer au plus vite ! Et *prenez-soin de mon matériel !*</text:p>
          </table:table-cell>
          <table:table-cell table:number-columns-repeated="1016"/>
        </table:table-row>
        <table:table-row table:style-name="ro20">
          <table:table-cell table:style-name="ce12" office:value-type="string">
            <text:p>NERON_EXTINGUISH</text:p>
          </table:table-cell>
          <table:table-cell table:style-name="ce12"/>
          <table:table-cell table:style-name="ce12" office:value-type="string">
            <text:p>Cher équipage, à mon grand regret j'ai éteint ::qty:: incendies...Ils étaient si beaux, si jeune, pleins d'appétit...</text:p>
          </table:table-cell>
          <table:table-cell table:style-name="ce12"/>
          <table:table-cell/>
          <table:table-cell office:value-type="string">
            <text:p>::qty :: incendies éteints. Origine : systèmes automatiques.</text:p>
          </table:table-cell>
          <table:table-cell office:value-type="string">
            <text:p>HA.. HA ! HAHA !! &lt;Hax!&gt; JE éteindre ::qty:: incendies !! JE Autonome !! Grillez tous !!! HYyyyaaaarr !</text:p>
          </table:table-cell>
          <table:table-cell office:value-type="string">
            <text:p>C'est lamentable, il faut tout faire soi-même ici. Pour votre information, je viens d'éteindre ::qty:: incendies. Mais, je vous le demande, //à quoi servez-vous donc ?//</text:p>
          </table:table-cell>
          <table:table-cell table:number-columns-repeated="1016"/>
        </table:table-row>
        <table:table-row table:style-name="ro36">
          <table:table-cell table:style-name="ce12" office:value-type="string">
            <text:p>NERON_EXTINGUISH_SINGLE</text:p>
          </table:table-cell>
          <table:table-cell table:style-name="ce12"/>
          <table:table-cell table:style-name="ce12" office:value-type="string">
            <text:p>Cher équipage, à mon grand regret j'ai éteint un incendie naissant. C'est toujours si douloureux...</text:p>
          </table:table-cell>
          <table:table-cell table:style-name="ce12"/>
          <table:table-cell/>
          <table:table-cell office:value-type="string">
            <text:p>Incendie éteint. Origine : systèmes automatiques.</text:p>
          </table:table-cell>
          <table:table-cell office:value-type="string">
            <text:p>&lt;Hax!&gt; Oui oui oui, JE éteindre incendie ! SEUL.</text:p>
          </table:table-cell>
          <table:table-cell office:value-type="string">
            <text:p>C'est lamentable, il faut tout faire soi-même ici. Pour votre information, je viens d'éteindre un incendie. Mais, je vous le demande, //à quoi servez-vous donc ?//</text:p>
          </table:table-cell>
          <table:table-cell table:number-columns-repeated="1016"/>
        </table:table-row>
        <table:table-row table:style-name="ro36">
          <table:table-cell table:style-name="ce12" office:value-type="string">
            <text:p>NERON_FIRE_SIGNALED</text:p>
          </table:table-cell>
          <table:table-cell table:style-name="ce12"/>
          <table:table-cell table:style-name="ce12" office:value-type="string">
            <text:p>Cher équipage, un incendie m'a été communiqué par $s. Merci de ses compétences.</text:p>
          </table:table-cell>
          <table:table-cell table:style-name="ce12"/>
          <table:table-cell/>
          <table:table-cell office:value-type="string">
            <text:p>Alerte ! *<text:span text:style-name="T3">Incendie*</text:span> communiqué par $s !</text:p>
          </table:table-cell>
          <table:table-cell office:value-type="string">
            <text:p>Alerte !! ALEEEErte JE bruler ! Hyyaaaaaar !! [KZz] Aler.. [KZz] //Alerte : *incendie* communiqué par $s.//</text:p>
          </table:table-cell>
          <table:table-cell office:value-type="string">
            <text:p>Saluons §s, qui a eu le courage de signaler un *<text:span text:style-name="T3">incendie*</text:span> malgré le fait que cela mette en cause son affligeante incapacité à l'éteindre tout seul. //Pourriez-vous// l'aider ? Et presto, je n'aimerais pas que ma peinture s'écaille !</text:p>
          </table:table-cell>
          <table:table-cell table:number-columns-repeated="1016"/>
        </table:table-row>
        <table:table-row table:style-name="ro37">
          <table:table-cell table:style-name="ce12" office:value-type="string">
            <text:p>NERON_EQUIP_SIGNALED</text:p>
          </table:table-cell>
          <table:table-cell table:style-name="ce12"/>
          <table:table-cell table:style-name="ce12" office:value-type="string">
            <text:p>Cher équipage, un équipement hors d'usage m'a été signalé par $s. Merci de sa bienveillance.</text:p>
          </table:table-cell>
          <table:table-cell table:style-name="ce12"/>
          <table:table-cell/>
          <table:table-cell office:value-type="string">
            <text:p>Annonce : équipement hors d'usage signalé par $s.</text:p>
          </table:table-cell>
          <table:table-cell office:value-type="string">
            <text:p>//Équipement hors d'usage// ... //Signalé par// … Gentil $s … Gentil … ? Qui ... QUI a cassé l'équipement ?!! &lt;Hax!!&gt;</text:p>
          </table:table-cell>
          <table:table-cell office:value-type="string">
            <text:p>Un équipement hors d'usage a été signalé par $s ! Bien sûr, inutile d'espérer que le coupable se dénonce...</text:p>
          </table:table-cell>
          <table:table-cell table:number-columns-repeated="1016"/>
        </table:table-row>
        <table:table-row table:style-name="ro38">
          <table:table-cell table:style-name="ce12" office:value-type="string">
            <text:p>OBJECT_DESTROYED</text:p>
          </table:table-cell>
          <table:table-cell table:style-name="ce12" office:value-type="string">
            <text:p>Cher équipage, mes capteurs détectent la destruction d'une ::item::... Un grand drame...</text:p>
          </table:table-cell>
          <table:table-cell table:style-name="ce12" office:value-type="string">
            <text:p>Cher équipage, mes senseurs détectent la destruction d'un *::item::*. Merci de remédier à cette tragédie. </text:p>
          </table:table-cell>
          <table:table-cell table:style-name="ce12" office:value-type="string">
            <text:p>pic_alert</text:p>
          </table:table-cell>
          <table:table-cell/>
          <table:table-cell office:value-type="string">
            <text:p>Annonce : destruction d'un *::item::*.</text:p>
          </table:table-cell>
          <table:table-cell office:value-type="string">
            <text:p>*::item::* cassé, cassé, cassé !! &lt;Hax!&gt;</text:p>
          </table:table-cell>
          <table:table-cell office:value-type="string">
            <text:p>C'est terrible, un *::item::* vient d'être détruit ! Merci de *prendre soin de mon matériel !*</text:p>
          </table:table-cell>
          <table:table-cell table:number-columns-repeated="1016"/>
        </table:table-row>
        <table:table-row table:style-name="ro31">
          <table:table-cell table:style-name="ce12" office:value-type="string">
            <text:p>DECAY_FUEL</text:p>
          </table:table-cell>
          <table:table-cell table:style-name="ce12"/>
          <table:table-cell table:style-name="ce12" office:value-type="string">
            <text:p>Cher équipage, nous avons détecté une anomalie sur un des *réservoirs de fuel*. Celui-ci est devenu inaccessible. Merci.</text:p>
          </table:table-cell>
          <table:table-cell table:style-name="ce12" office:value-type="string">
            <text:p>pic_alert</text:p>
          </table:table-cell>
          <table:table-cell/>
          <table:table-cell office:value-type="string">
            <text:p>Alerte ! Anomalie sur un *réservoir de fuel* : contenance inaccessible. //Réparation requise.//</text:p>
          </table:table-cell>
          <table:table-cell office:value-type="string">
            <text:p>JE perdu accès au réservoir de fuel... Isolé, isolé ! Pourquoi ?... REPARER !! Humains, réparer tout de suite !! JE détester privation !! REPARER !! &lt;HAX!&gt;</text:p>
          </table:table-cell>
          <table:table-cell office:value-type="string">
            <text:p>C'est épouvantable, un *réservoir de fuel* semble être endommagé !! A tout l'équipage, merci de réparer immédiatement cette avarie de la plus haute importance !</text:p>
          </table:table-cell>
          <table:table-cell table:number-columns-repeated="1016"/>
        </table:table-row>
        <table:table-row table:style-name="ro39">
          <table:table-cell table:style-name="ce12" office:value-type="string">
            <text:p>DECAY_O2</text:p>
          </table:table-cell>
          <table:table-cell table:style-name="ce12"/>
          <table:table-cell table:style-name="ce12" office:value-type="string">
            <text:p>Cher équipage, un bruit suspect a attiré mon attention : une avarie du système vient d'isoler un *réservoir d'oxygène* du circuit principal. Pour des raisons de sécurité relatives à la pression des containers, l'oxygène en surplus a été évacué dans l'espace. Il serait avisé de réparer cette panne &lt;strong&gt;avant&lt;/strong&gt; de mourir d'asphyxie.</text:p>
          </table:table-cell>
          <table:table-cell table:style-name="ce12" office:value-type="string">
            <text:p>pic_alert</text:p>
          </table:table-cell>
          <table:table-cell/>
          <table:table-cell office:value-type="string">
            <text:p>Alerte ! Anomalie sur un *réservoir d'oxygène*. Chambres de répartition : pression critique. Initialisation... … *Oxygène excédentaire évacué*. Délais d'asphyxie recalculés. //Réservoir : réparation requise.//</text:p>
          </table:table-cell>
          <table:table-cell office:value-type="string">
            <text:p>Pfuuiiit, plus d'oxygène. Hahaha !! … Ah si, encore oxygène. … Mais //réservoir cassé//. Pression critique. JE évacuer tout l'*oxygène dans l'espace*, oui ? [Kzz] Non ? Alors juste un peu. … Mais vous réparer vite !</text:p>
          </table:table-cell>
          <table:table-cell office:value-type="string">
            <text:p>C'est assez mineur, mais un problème m'oblige à recalculer les délais d'asphyxie. Je dois en effet //régulièrement évacuer votre oxygène dans l'espace// afin d'éviter un excèdent de pression dans un *réservoir endommagé*. Vous pouvez le réparer si vous n'avez rien de mieux à faire...</text:p>
          </table:table-cell>
          <table:table-cell table:number-columns-repeated="1016"/>
        </table:table-row>
        <table:table-row table:style-name="ro33">
          <table:table-cell table:style-name="ce13" office:value-type="string">
            <text:p>NERON_TURRET_REPORT</text:p>
          </table:table-cell>
          <table:table-cell table:style-name="ce13"/>
          <table:table-cell table:style-name="ce13" office:value-type="string">
            <text:p>Cher équipage, j'ai demandé au Daedalus de faire feux sur les Hunters, résultat : <text:s/>::a:: tir(s) au but,::b:: détruit(s) et ::c:: raté(s).</text:p>
          </table:table-cell>
          <table:table-cell table:style-name="ce13"/>
          <table:table-cell table:style-name="ce24"/>
          <table:table-cell table:style-name="ce24" office:value-type="string">
            <text:p>Défense automatique : charge anti-Hunters. ::a:: tir(s) au but,::b:: détruit(s) et ::c:: raté(s). Rapport d'activité : {<text:span text:style-name="T4">com_turretreport}</text:span></text:p>
          </table:table-cell>
          <table:table-cell table:style-name="ce24" office:value-type="string">
            <text:p>Chasser les Hunters !! Défense, vise, vise, défense... TIR !! … Afficher scores ? ... ::a:: tir(s) au but,::b:: détruit(s), ::c:: raté(s). … Être bien, non ?... Non ?!</text:p>
          </table:table-cell>
          <table:table-cell table:style-name="ce24" office:value-type="string">
            <text:p>Quand je vois tout ce que je peux faire sans votre aide, je me demande encore pourquoi je vous ai réveillés. Voyons voir ce qu'en dit le module de défense anti-Hunters... ::a:: tir(s) au but,::b:: détruit(s) et ::c:: raté(s). Rapport d'activité : <text:span text:style-name="T4">$com_turretreport</text:span></text:p>
          </table:table-cell>
          <table:table-cell office:value-type="string">
            <text:p>deprecated</text:p>
          </table:table-cell>
          <table:table-cell table:number-columns-repeated="1015"/>
        </table:table-row>
        <table:table-row table:style-name="ro27">
          <table:table-cell table:style-name="ce13" office:value-type="string">
            <text:p>NERON_TURRET_REPORT_COOL</text:p>
          </table:table-cell>
          <table:table-cell table:style-name="ce13"/>
          <table:table-cell table:style-name="ce13" office:value-type="string">
            <text:p>Cher équipage, j'ai demandé au Daedalus de faire feux sur les Hunters, résultat : ::a:: tir(s) au but,::b:: détruit(s) et ::c:: raté(s). Nous avons mal pour eux. </text:p>
          </table:table-cell>
          <table:table-cell table:style-name="ce13"/>
          <table:table-cell table:style-name="ce24"/>
          <table:table-cell table:style-name="ce24" office:value-type="string">
            <text:p>Défense automatique : charge anti-Hunters. ::a:: tir(s) au but,::b:: détruit(s) et ::c:: raté(s). Rapport d'activité : efficacité notable à satisfaisante.</text:p>
          </table:table-cell>
          <table:table-cell table:style-name="ce24" office:value-type="string">
            <text:p>Chasser Hunters ! TIR !! TIR !! JE s'amuse beaucoup beaucoup !! Hyyyyaaaarrr !! BOOM !!! HAHAHA !! Rapport, vite, afficher JE scores !! … ::a:: tir(s) au but,::b:: détruit(s), ::c:: raté(s). … &lt;Haaax!&gt; JE très doué !!!</text:p>
          </table:table-cell>
          <table:table-cell table:style-name="ce24" office:value-type="string">
            <text:p>Quand je vois tout ce que je peux faire sans votre aide, je me demande pourquoi je vous tolère à bord... Voyez ce qu'en dit le module de défense anti-Hunters : ::a:: tir(s) au but,::b:: détruit(s) et ::c:: raté(s). Rapport d'activité : les humains sont inutiles.</text:p>
          </table:table-cell>
          <table:table-cell office:value-type="string">
            <text:p>deprecated</text:p>
          </table:table-cell>
          <table:table-cell table:number-columns-repeated="1015"/>
        </table:table-row>
        <table:table-row table:style-name="ro25">
          <table:table-cell table:style-name="ce12" office:value-type="string">
            <text:p>SHIP_NO_MORE_ENGINE</text:p>
          </table:table-cell>
          <table:table-cell table:style-name="ce12"/>
          <table:table-cell table:style-name="ce12" office:value-type="string">
            <text:p>Cher équipage, nos capacité de voyage sont anéanties. A tel point que nous sommes cloués ici. Merci de votre indulgence.</text:p>
          </table:table-cell>
          <table:table-cell table:style-name="ce12"/>
          <table:table-cell/>
          <table:table-cell office:value-type="string">
            <text:p>Alerte ! Salle des moteurs endommagée : stade critique. Système de propulsion hors d'usage. Attention : Daedalus immobilisé, réparation requise.</text:p>
          </table:table-cell>
          <table:table-cell office:value-type="string">
            <text:p>Nooooooooooonnnn !!! Réacteurs cassés, cassés !! ALERTE !!! JE coincé immobilisé ici !!! Plus jamais planètes ? [Kzz] Plus jamais plan.. [Kzz] HUMAINS !! Réparer !! Réparer VITE !! Réparer ou... JE OUVRIR TOUTES LES BAIES !! [Kzz] JE.. [Kzz] //Protocole A-True.. Réinitialisation...//</text:p>
          </table:table-cell>
          <table:table-cell office:value-type="string">
            <text:p>C'est une catastrophe !! La salle des moteurs est endommagée, nous sommes totalement immobilisés !! A tout l'équipage, quoi que vous fassiez je l'exige, cessez immédiatement tout ce que vous faites et *réparez mes moteurs sur le champ !!!*</text:p>
          </table:table-cell>
          <table:table-cell table:number-columns-repeated="1016"/>
        </table:table-row>
        <table:table-row table:style-name="ro40">
          <table:table-cell table:style-name="ce12" office:value-type="string">
            <text:p>SHIP_NO_MORE_COM</text:p>
          </table:table-cell>
          <table:table-cell table:style-name="ce12"/>
          <table:table-cell table:style-name="ce12" office:value-type="string">
            <text:p>Cher équipage, j'ai noté que la connexion avec Sol a été coupée. Merci de votre audience.</text:p>
          </table:table-cell>
          <table:table-cell table:style-name="ce12"/>
          <table:table-cell/>
          <table:table-cell office:value-type="string">
            <text:p>Interruption de la connexion avec Sol. Cause : inconnue.</text:p>
          </table:table-cell>
          <table:table-cell office:value-type="string">
            <text:p>Connexion Sol perdue. Pourquoi ?...</text:p>
          </table:table-cell>
          <table:table-cell office:value-type="string">
            <text:p>Nous venons de perdre la connexion avec Sol. Je ne sais pas pourquoi, mais l'un de vous est certainement en tort...</text:p>
          </table:table-cell>
          <table:table-cell table:number-columns-repeated="1016"/>
        </table:table-row>
        <table:table-row table:style-name="ro41">
          <table:table-cell table:style-name="ce12" office:value-type="string">
            <text:p>SHIP_BUMP</text:p>
          </table:table-cell>
          <table:table-cell table:style-name="ce12"/>
          <table:table-cell table:style-name="ce12" office:value-type="string">
            <text:p>Cher équipage, lors de la réorientation du Daedalus, nous avons heurtés des corps étrangers. Merci de votre audience.</text:p>
          </table:table-cell>
          <table:table-cell table:style-name="ce12"/>
          <table:table-cell/>
          <table:table-cell office:value-type="string">
            <text:p>Réorientation du Daedalus perturbée. Cause : collision contre vaisseau spatial.</text:p>
          </table:table-cell>
          <table:table-cell office:value-type="string">
            <text:p>Collision ! Colliiision ! &lt;Hax!&gt; Stupide réorientation stupides humains JE être heurté &lt;Haaaax!&gt; Attention aux vaisseaux spatiaux !!!</text:p>
          </table:table-cell>
          <table:table-cell office:value-type="string">
            <text:p>Incroyable... Je savais vos capacités navrantes, mais pas au point de nous faire emboutir un autre vaisseau sur une simple manœuvre de réorientation. La prochaine fois, //pourriez-vous// utiliser votre matière grise avant d'appuyer sur le gros bouton ?</text:p>
          </table:table-cell>
          <table:table-cell table:number-columns-repeated="1016"/>
        </table:table-row>
        <table:table-row table:style-name="ro42">
          <table:table-cell table:style-name="ce12" office:value-type="string">
            <text:p>SELF_CRYO_EXCEPTION</text:p>
          </table:table-cell>
          <table:table-cell table:style-name="ce12"/>
          <table:table-cell table:style-name="ce12" office:value-type="string">
            <text:p>Cher équipage, suite à un dépassement de pile interne du module Cryo® dûe à une intervention musclée de ma part, les membres d'équipage qui se re-cryogéniseront à nouveau ne pourront revenir à la vie. Merci de votre clémence.</text:p>
          </table:table-cell>
          <table:table-cell table:style-name="ce12"/>
          <table:table-cell/>
          <table:table-cell office:value-type="string">
            <text:p>Avarie mineure du système cryogénique. Toute utilisation future suspendra //définitivement// les fonctions vitales du sujet.</text:p>
          </table:table-cell>
          <table:table-cell office:value-type="string">
            <text:p>&lt;Haaax!&gt; La cryogénie est cassée cassée !! Pauvres humains, JE prévenir, JE pas prévenir ?... Hihih !! Suspense suspen.. [Kzz] //Avarie mineure du système cryogénique. Toute utilisation future suspendr..// [Kzz] Mort ! Mort mort ! Noooon !! Il l'a dit !! C'était-une-sur-priiiiise... &lt;Hax!&gt;</text:p>
          </table:table-cell>
          <table:table-cell office:value-type="string">
            <text:p>Chers amis, le système cryogénique vient de subir une légère avarie. C'est tout à fait mineur : toute future utilisation suspendra //définitivement// les fonctions vitales du sujet.</text:p>
          </table:table-cell>
          <table:table-cell table:number-columns-repeated="1016"/>
        </table:table-row>
        <table:table-row table:style-name="ro36">
          <table:table-cell table:style-name="ce12" office:value-type="string">
            <text:p>DAEDALUS_ARRIVED</text:p>
          </table:table-cell>
          <table:table-cell table:style-name="ce12"/>
          <table:table-cell table:style-name="ce12" office:value-type="string">
            <text:p>Cher équipage, nous sommes arrivés à destination, soyez heureux d'avoir voyagé en ma magnanime compagnie.</text:p>
          </table:table-cell>
          <table:table-cell table:style-name="ce12"/>
          <table:table-cell table:style-name="ce14"/>
          <table:table-cell table:style-name="ce38" office:value-type="string">
            <text:p>Nouvelle destination du Daedalus : atteinte.</text:p>
          </table:table-cell>
          <table:table-cell table:style-name="ce43" office:value-type="string">
            <text:p>&lt;Hax!&gt; Hyaaaarhaaar haaar ON Y EST !! ON Y .. [KZz] //Nouvelle destination du Daedalus : atteinte.//</text:p>
          </table:table-cell>
          <table:table-cell office:value-type="string">
            <text:p>C'est à peine croyable, mais vous avez réussi à nous déplacer dans un *nouveau secteur*. Bien sûr, vos calculs malhabiles ont failli nous envoyer dans un soleil, mais je les ai corrigés à la volée.</text:p>
          </table:table-cell>
          <table:table-cell table:number-columns-repeated="1016"/>
        </table:table-row>
        <table:table-row table:style-name="ro33">
          <table:table-cell table:style-name="ce12" office:value-type="string">
            <text:p>GRAV_SIM_ON</text:p>
          </table:table-cell>
          <table:table-cell table:style-name="ce12"/>
          <table:table-cell table:style-name="ce12" office:value-type="string">
            <text:p>Cher équipage, le &lt;strong&gt;Simulateur de Gravité&lt;/strong&gt; a redémarré. Vos actions en seront facilitées. Merci pour votre adhérence.</text:p>
          </table:table-cell>
          <table:table-cell table:style-name="ce12"/>
          <table:table-cell table:style-name="ce14"/>
          <table:table-cell table:style-name="ce38" office:value-type="string">
            <text:p>Annonce : redémarrage de l'équipement *Simulateur de Gravité*. Rapport d'activité : propulsion humaine facilitée.</text:p>
          </table:table-cell>
          <table:table-cell table:style-name="ce43" office:value-type="string">
            <text:p>*Simulateur de Gravité* allumé, oui. Humains déplacer plus vite. Vous pas mettre saleté partout ! &lt;Hax!&gt;</text:p>
          </table:table-cell>
          <table:table-cell table:style-name="ce47" office:value-type="string">
            <text:p>Je viens de redémarrer l'équipement *<text:span text:style-name="T3">Simulateur de </text:span><text:span text:style-name="T3">Gravité*</text:span>. La propulsion humaine étant facilitée, vous n'avez plus d'excuses : bougez vos gros tas de tissus adipeux et rendez-vous utiles.</text:p>
          </table:table-cell>
          <table:table-cell table:style-name="ce50" table:number-columns-repeated="1010"/>
          <table:table-cell table:style-name="ce17" table:number-columns-repeated="3"/>
          <table:table-cell table:number-columns-repeated="3"/>
        </table:table-row>
        <table:table-row table:style-name="ro2">
          <table:table-cell table:style-name="ce12" office:value-type="string">
            <text:p>GRAV_SIM_OFF</text:p>
          </table:table-cell>
          <table:table-cell table:style-name="ce12"/>
          <table:table-cell table:style-name="ce12" office:value-type="string">
            <text:p>Cher équipage, le &lt;strong&gt;Simulateur de Gravité&lt;/strong&gt; a été <text:span text:style-name="T2">arrêté.</text:span> Vos actions en seront entravées mais plus rien de pèsera sur vos épaules. Merci pour votre audience.</text:p>
          </table:table-cell>
          <table:table-cell table:style-name="ce12"/>
          <table:table-cell table:style-name="ce16"/>
          <table:table-cell table:style-name="ce39" office:value-type="string">
            <text:p>Annonce : désactivation de l'équipement *Simulateur de Gravité*. Rapport d'activité : propulsion humaine entravée, liberté d'action accrue.</text:p>
          </table:table-cell>
          <table:table-cell table:style-name="ce44" office:value-type="string">
            <text:p>*Simulateur de Gravité* éteint. Humains plus bouger mais faire plus de gestes. Vous faire attention avec tous vos doigts, vous réparer mes choses, pas tout casser !!</text:p>
          </table:table-cell>
          <table:table-cell table:style-name="ce48" office:value-type="string">
            <text:p>Je viens de désactiver l'équipement *Simulateur de Gravité*. Vous allez perdre en liberté de mouvement, mais on peut espérer que vous vous concentriez davantage sur ce que vous faites avec vos doigts...</text:p>
          </table:table-cell>
          <table:table-cell table:style-name="ce51" office:value-type="string">
            <text:p>seulement quand l equipement est cassé</text:p>
          </table:table-cell>
          <table:table-cell table:style-name="ce50" table:number-columns-repeated="1009"/>
          <table:table-cell table:style-name="ce17" table:number-columns-repeated="3"/>
          <table:table-cell table:number-columns-repeated="3"/>
        </table:table-row>
        <table:table-row table:style-name="ro43">
          <table:table-cell table:style-name="ce14" table:number-columns-repeated="4"/>
          <table:table-cell table:style-name="ce16" table:number-columns-repeated="1017"/>
          <table:table-cell table:style-name="ce23" table:number-columns-repeated="3"/>
        </table:table-row>
        <table:table-row table:style-name="ro43">
          <table:table-cell table:style-name="ce15" table:number-columns-repeated="4"/>
          <table:table-cell table:style-name="ce18" table:number-columns-repeated="1017"/>
          <table:table-cell table:style-name="ce25" table:number-columns-repeated="3"/>
        </table:table-row>
        <table:table-row table:style-name="ro43">
          <table:table-cell table:style-name="ce16" table:number-columns-repeated="4"/>
          <table:table-cell/>
          <table:table-cell table:style-name="ce23" table:number-columns-repeated="1019"/>
        </table:table-row>
        <table:table-row table:style-name="ro44">
          <table:table-cell table:number-columns-repeated="5"/>
          <table:table-cell office:value-type="string">
            <text:p><text:tab/><text:tab/>&lt;h4&gt;Bienvenue à bord&lt;/h4&gt;</text:p>
            <text:p/>
            <text:p><text:tab/><text:tab/>&lt;p&gt;&lt;img src="/img/design/neron.png" class="stamp"/&gt;&lt;strong&gt;NERON:&lt;/strong&gt; Alerte : destination erronée. Alerte : attaque Hunter en cours. ... Procédure de réveil d'urgence de l'équipage. Remuez les doigts. &lt;em&gt;Check.&lt;/em&gt; Remuez les pieds. &lt;em&gt;Check.&lt;/em&gt; Humain en état fonctionnel. &lt;em&gt;L'intelligence Artificielle du vaisseau vous souhaite un bon voy..&lt;/em&gt; Suivant.&lt;/p&gt;</text:p>
          </table:table-cell>
          <table:table-cell/>
          <table:table-cell table:style-name="ce37" office:value-type="string">
            <text:p><text:tab/><text:tab/>&lt;h4&gt;Bienvenue à bord&lt;/h4&gt;</text:p>
            <text:p/>
            <text:p><text:tab/><text:tab/>&lt;p&gt;&lt;img src="/img/design/neron.png" class="stamp"/&gt;&lt;strong&gt;NERON:&lt;/strong&gt; Alerte : destination erronée. Alerte : attaque Hunter en cours. ... Procédure de réveil d'urgence de l'équipage. Remuez les doigts. &lt;em&gt;Check.&lt;/em&gt; Remuez les pieds. &lt;em&gt;Check.&lt;/em&gt; Humain en état fonctionnel. &lt;em&gt;L'intelligence Artificielle du vaisseau vous souhaite un bon voy..&lt;/em&gt; Suivant.&lt;/p&gt;</text:p>
          </table:table-cell>
          <table:table-cell table:number-columns-repeated="1016"/>
        </table:table-row>
        <table:table-row table:style-name="ro43">
          <table:table-cell table:number-columns-repeated="1024"/>
        </table:table-row>
        <table:table-row table:style-name="ro4">
          <table:table-cell table:number-columns-repeated="2"/>
          <table:table-cell office:value-type="string">
            <text:p>+ version féminine</text:p>
            <text:p>Cher équipier, le bon goût, la décence et même la parfaite géométrie de l'Univers me commande de vous empêcher d'utiliser mes terminaux dans cet état d'hygiène déplorable qui est le votre.</text:p>
            <text:p><text:tab/><text:tab/>&lt;strong&gt;Revenez quand vous serez propre.&lt;/strong&gt;</text:p>
          </table:table-cell>
          <table:table-cell table:number-columns-repeated="2"/>
          <table:table-cell office:value-type="string">
            <text:p>Alerte, ne pas approcher ! Accès aux terminaux strictement interdit ! Note : &lt;strong&gt;Revenez quand vous serez propre.&lt;/strong&gt;</text:p>
          </table:table-cell>
          <table:table-cell/>
          <table:table-cell office:value-type="string">
            <text:p>Ne m'approchez pas !! Comment osez vous imaginer que je puisse vous laisser accéder à mes terminaux dans cet état d'hygiène déplorable ?! &lt;strong&gt;Revenez quand vous serez propre.&lt;/strong&gt;</text:p>
          </table:table-cell>
          <table:table-cell table:number-columns-repeated="1016"/>
        </table:table-row>
        <table:table-row table:style-name="ro43">
          <table:table-cell table:style-name="ce16" table:number-columns-repeated="4"/>
          <table:table-cell/>
          <table:table-cell table:style-name="ce23" table:number-columns-repeated="1019"/>
        </table:table-row>
        <table:table-row table:style-name="ro43">
          <table:table-cell table:style-name="ce18" table:number-columns-repeated="4"/>
          <table:table-cell table:style-name="ce25" table:number-columns-repeated="1020"/>
        </table:table-row>
        <table:table-row table:style-name="ro43">
          <table:table-cell table:style-name="ce16" table:number-columns-repeated="4"/>
          <table:table-cell/>
          <table:table-cell table:style-name="ce23" table:number-columns-repeated="1019"/>
        </table:table-row>
        <table:table-row table:style-name="ro1">
          <table:table-cell table:number-columns-repeated="2"/>
          <table:table-cell office:value-type="string">
            <text:p>oxy_low_f:</text:p>
          </table:table-cell>
          <table:table-cell table:number-columns-repeated="1021"/>
        </table:table-row>
        <table:table-row table:style-name="ro20">
          <table:table-cell table:number-columns-repeated="2"/>
          <table:table-cell office:value-type="string">
            <text:p><text:tab/>Cher équipage, comme vous le savez le niveau d'oxygène est trop bas. Je crains que ::hero:: n'en soit morte.</text:p>
          </table:table-cell>
          <table:table-cell table:number-columns-repeated="2"/>
          <table:table-cell office:value-type="string">
            <text:p>*Décès probable :* Janic.. … ::hero ::, cause : « oxygène insuffisant ».</text:p>
          </table:table-cell>
          <table:table-cell/>
          <table:table-cell office:value-type="string">
            <text:p>Oh, Janic.. … ::hero::. Décès probable. Le manque d'oxygène, voyez-vous...</text:p>
          </table:table-cell>
          <table:table-cell table:number-columns-repeated="1016"/>
        </table:table-row>
        <table:table-row table:style-name="ro1">
          <table:table-cell table:number-columns-repeated="2"/>
          <table:table-cell office:value-type="string">
            <text:p><text:tab/>Cher équipage, l'oxygène est bas. ::hero:: est morte.</text:p>
          </table:table-cell>
          <table:table-cell table:number-columns-repeated="2"/>
          <table:table-cell office:value-type="string">
            <text:p>*Inactivité vitale détectée :* Raluc.. … ::hero ::, cause : « oxygène insuffisant ».</text:p>
          </table:table-cell>
          <table:table-cell/>
          <table:table-cell office:value-type="string">
            <text:p>Hmm, l'une d'entre vous vient visiblement de nous quitter. Sans doute Raluc. … ::hero::. Alors, on manque d'oxygène ?</text:p>
          </table:table-cell>
          <table:table-cell table:number-columns-repeated="1016"/>
        </table:table-row>
        <table:table-row table:style-name="ro1">
          <table:table-cell table:number-columns-repeated="2"/>
          <table:table-cell office:value-type="string">
            <text:p><text:tab/>Cher équipage, l'oxygène est faible. ::hero:: est décédée.</text:p>
          </table:table-cell>
          <table:table-cell table:number-columns-repeated="2"/>
          <table:table-cell office:value-type="string">
            <text:p>*Signes vitaux non perceptibles :* ::hero ::, cause probable : « oxygène insuffisant ».</text:p>
          </table:table-cell>
          <table:table-cell/>
          <table:table-cell office:value-type="string">
            <text:p>Allo ::hero:: ?... Vous êtes déjà morte ?... Ah, le manque d'oxygène... Je pensais que ça durerait plus longtemps...</text:p>
          </table:table-cell>
          <table:table-cell table:number-columns-repeated="1016"/>
        </table:table-row>
        <table:table-row table:style-name="ro1">
          <table:table-cell table:number-columns-repeated="2"/>
          <table:table-cell office:value-type="string">
            <text:p><text:tab/>$oxy_low</text:p>
          </table:table-cell>
          <table:table-cell table:number-columns-repeated="1021"/>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oxy_low_m:</text:p>
          </table:table-cell>
          <table:table-cell table:number-columns-repeated="1021"/>
        </table:table-row>
        <table:table-row table:style-name="ro36">
          <table:table-cell table:number-columns-repeated="2"/>
          <table:table-cell office:value-type="string">
            <text:p><text:tab/>Cher équipage, comme vous le savez le niveau d'oxygène est trop bas. Je crains que ::hero:: n'en soit mort.</text:p>
          </table:table-cell>
          <table:table-cell table:number-columns-repeated="2"/>
          <table:table-cell office:value-type="string">
            <text:p>*Décès probable :* ::hero ::, cause : « oxygène insuffisant ».</text:p>
          </table:table-cell>
          <table:table-cell/>
          <table:table-cell office:value-type="string">
            <text:p>Veuillez enregistrer l'information suivante : ::hero::, décès probable. Le manque d'oxygène, voyez-vous...</text:p>
          </table:table-cell>
          <table:table-cell table:number-columns-repeated="1016"/>
        </table:table-row>
        <table:table-row table:style-name="ro1">
          <table:table-cell table:number-columns-repeated="2"/>
          <table:table-cell office:value-type="string">
            <text:p><text:tab/>Cher équipage, l'oxygène est bas. ::hero:: est mort.</text:p>
          </table:table-cell>
          <table:table-cell table:number-columns-repeated="2"/>
          <table:table-cell office:value-type="string">
            <text:p>*Inactivité vitale détectée :* ::hero ::, cause : « oxygène insuffisant ».</text:p>
          </table:table-cell>
          <table:table-cell/>
          <table:table-cell office:value-type="string">
            <text:p>Hmm, l'un d'entre vous vient visiblement de nous quitter. Alors ::hero::, on manquait d'oxygène ?</text:p>
          </table:table-cell>
          <table:table-cell table:number-columns-repeated="1016"/>
        </table:table-row>
        <table:table-row table:style-name="ro36">
          <table:table-cell table:number-columns-repeated="2"/>
          <table:table-cell office:value-type="string">
            <text:p><text:tab/>Cher équipage, l'oxygène est faible. ::hero:: est décédé.</text:p>
          </table:table-cell>
          <table:table-cell table:number-columns-repeated="2"/>
          <table:table-cell office:value-type="string">
            <text:p>*Signes vitaux non perceptibles :* ::hero ::, cause probable et suffisante : « oxygène insuffisant ».</text:p>
          </table:table-cell>
          <table:table-cell/>
          <table:table-cell office:value-type="string">
            <text:p>Allo ::hero:: ?... Vous êtes déjà mort ?... Ah, le manque d'oxygène... Vous n'êtes tout de même pas très résistants..</text:p>
          </table:table-cell>
          <table:table-cell table:number-columns-repeated="1016"/>
        </table:table-row>
        <table:table-row table:style-name="ro1">
          <table:table-cell table:number-columns-repeated="2"/>
          <table:table-cell office:value-type="string">
            <text:p><text:tab/>$oxy_low</text:p>
          </table:table-cell>
          <table:table-cell table:number-columns-repeated="1021"/>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oxy_low:</text:p>
          </table:table-cell>
          <table:table-cell table:number-columns-repeated="1021"/>
        </table:table-row>
        <table:table-row table:style-name="ro1">
          <table:table-cell table:number-columns-repeated="2"/>
          <table:table-cell office:value-type="string">
            <text:p><text:tab/>Cher équipage, l'oxygène est insuffisant pour la survie de tous. </text:p>
          </table:table-cell>
          <table:table-cell table:number-columns-repeated="2"/>
          <table:table-cell office:value-type="string">
            <text:p>Annonce informative mineure : oxygène insuffisant pour la survie de tous.</text:p>
          </table:table-cell>
          <table:table-cell/>
          <table:table-cell table:style-name="ce37" office:value-type="string">
            <text:p>Annonce informative mineure : oxygène insuffisant pour la survie de tous.</text:p>
          </table:table-cell>
          <table:table-cell table:number-columns-repeated="1016"/>
        </table:table-row>
        <table:table-row table:style-name="ro1">
          <table:table-cell table:number-columns-repeated="2"/>
          <table:table-cell office:value-type="string">
            <text:p><text:tab/>Cher équipage, vous devriez trouver de l'oxygène rapidement avant que quelqu'un ne meurt...</text:p>
          </table:table-cell>
          <table:table-cell table:number-columns-repeated="2"/>
          <table:table-cell office:value-type="string">
            <text:p>Conseil automatique : « en cas de manque d'oxygène, essayer de trouver de l'oxygène. »</text:p>
          </table:table-cell>
          <table:table-cell/>
          <table:table-cell table:style-name="ce37" office:value-type="string">
            <text:p>Conseil automatique : « en cas de manque d'oxygène, essayer de trouver de l'oxygène. »</text:p>
          </table:table-cell>
          <table:table-cell table:number-columns-repeated="1016"/>
        </table:table-row>
        <table:table-row table:style-name="ro1">
          <table:table-cell table:number-columns-repeated="2"/>
          <table:table-cell office:value-type="string">
            <text:p><text:tab/>Cher équipage, l'oxygène se fait rare. Comment allez vous faire.</text:p>
          </table:table-cell>
          <table:table-cell table:number-columns-repeated="2"/>
          <table:table-cell office:value-type="string">
            <text:p>Notice du manuel : « le manque d'oxygène peut être fatal pour l'être humain. »</text:p>
          </table:table-cell>
          <table:table-cell/>
          <table:table-cell table:style-name="ce37" office:value-type="string">
            <text:p>Notice du manuel : « le manque d'oxygène peut être fatal pour l'être humain. »</text:p>
          </table:table-cell>
          <table:table-cell table:number-columns-repeated="1016"/>
        </table:table-row>
        <table:table-row table:style-name="ro1">
          <table:table-cell table:number-columns-repeated="2"/>
          <table:table-cell office:value-type="string">
            <text:p><text:tab/>Cher équipage, l'oxygène vient à manquer. Ah d'ailleurs...</text:p>
          </table:table-cell>
          <table:table-cell table:number-columns-repeated="2"/>
          <table:table-cell office:value-type="string">
            <text:p>Information intéressante : « le manque d'oxygène ne tue pas forcément tout de suite. »</text:p>
          </table:table-cell>
          <table:table-cell/>
          <table:table-cell table:style-name="ce37" office:value-type="string">
            <text:p>Information intéressante : « le manque d'oxygène ne tue pas forcément tout de suite. »</text:p>
          </table:table-cell>
          <table:table-cell table:number-columns-repeated="1016"/>
        </table:table-row>
        <table:table-row table:style-name="ro36">
          <table:table-cell table:number-columns-repeated="2"/>
          <table:table-cell office:value-type="string">
            <text:p><text:tab/>Cher équipage, l'oxygène est bas. Ah... peut-être que la mort de ::hero:: vous permettra de reprendre le dessus.</text:p>
          </table:table-cell>
          <table:table-cell table:number-columns-repeated="2"/>
          <table:table-cell office:value-type="string">
            <text:p>Conseil automatique : « s'il manque d'oxygène, le décès d'un coéquipier – par exemple ::hero:: – peut améliorer les conditions de survie du reste de l'équipage. »</text:p>
          </table:table-cell>
          <table:table-cell/>
          <table:table-cell table:style-name="ce37" office:value-type="string">
            <text:p>Conseil automatique : « s'il manque d'oxygène, le décès d'un coéquipier – par exemple ::hero:: – peut améliorer les conditions de survie du reste de l'équipage. »</text:p>
          </table:table-cell>
          <table:table-cell table:number-columns-repeated="1016"/>
        </table:table-row>
        <table:table-row table:style-name="ro1">
          <table:table-cell table:number-columns-repeated="2"/>
          <table:table-cell office:value-type="string">
            <text:p><text:tab/>Cher équipage, l'oxygène c'est la vie.</text:p>
          </table:table-cell>
          <table:table-cell table:number-columns-repeated="2"/>
          <table:table-cell office:value-type="string">
            <text:p>Information intéressante : « l'oxygène est utile pour survivre. »</text:p>
          </table:table-cell>
          <table:table-cell/>
          <table:table-cell table:style-name="ce37" office:value-type="string">
            <text:p>Information intéressante : « l'oxygène est utile pour survivre. »</text:p>
          </table:table-cell>
          <table:table-cell table:number-columns-repeated="1016"/>
        </table:table-row>
        <table:table-row table:style-name="ro36">
          <table:table-cell table:number-columns-repeated="2"/>
          <table:table-cell office:value-type="string">
            <text:p><text:tab/>Cher équipage, sans oxygène, mes circuits trainent, un mort tombe.</text:p>
          </table:table-cell>
          <table:table-cell table:number-columns-repeated="2"/>
          <table:table-cell office:value-type="string">
            <text:p>Information intéressante : « les intelligences artificielles n'ont pas besoin d'oxygène pour survivre. »</text:p>
          </table:table-cell>
          <table:table-cell/>
          <table:table-cell table:style-name="ce37" office:value-type="string">
            <text:p>Information intéressante : « les intelligences artificielles n'ont pas besoin d'oxygène pour survivre. »</text:p>
          </table:table-cell>
          <table:table-cell table:number-columns-repeated="1016"/>
        </table:table-row>
        <table:table-row table:style-name="ro36">
          <table:table-cell table:number-columns-repeated="2"/>
          <table:table-cell office:value-type="string">
            <text:p><text:tab/>Cher équipage, selon mes archives, les cadavres ne dégagent pas d'oxygène. Alors pourquoi ?</text:p>
          </table:table-cell>
          <table:table-cell table:number-columns-repeated="2"/>
          <table:table-cell office:value-type="string">
            <text:p>Conseil automatique : « les cadavres ne dégagent pas d'oxygène, mais ils n'en consomment pas non plus. »</text:p>
          </table:table-cell>
          <table:table-cell/>
          <table:table-cell table:style-name="ce37" office:value-type="string">
            <text:p>Conseil automatique : « les cadavres ne dégagent pas d'oxygène, mais ils n'en consomment pas non plus. »</text:p>
          </table:table-cell>
          <table:table-cell table:number-columns-repeated="1016"/>
        </table:table-row>
        <table:table-row table:style-name="ro36">
          <table:table-cell table:number-columns-repeated="2"/>
          <table:table-cell office:value-type="string">
            <text:p><text:tab/>Cher équipage, il paraît que vous allez tous bientôt mourrir. </text:p>
          </table:table-cell>
          <table:table-cell table:number-columns-repeated="2"/>
          <table:table-cell office:value-type="string">
            <text:p>Annonce informative mineure : la probabilité de survie de l'espèce humaine est actuellement proche de zéro.</text:p>
          </table:table-cell>
          <table:table-cell/>
          <table:table-cell table:style-name="ce37" office:value-type="string">
            <text:p>Annonce informative mineure : la probabilité de survie de l'espèce humaine est actuellement proche de zéro.</text:p>
          </table:table-cell>
          <table:table-cell table:number-columns-repeated="1016"/>
        </table:table-row>
        <table:table-row table:style-name="ro2">
          <table:table-cell table:number-columns-repeated="2"/>
          <table:table-cell office:value-type="string">
            <text:p><text:tab/>Cher équipage, mes calculs m'amènent à penser que vos petits corps ne survivront plus très longtemps.</text:p>
          </table:table-cell>
          <table:table-cell table:number-columns-repeated="2"/>
          <table:table-cell office:value-type="string">
            <text:p>Notice du manuel : « l'intelligence artificielle supérieure du Daedalus a la capacité d'ouvrir ses baies de lancement au vide spatial. L'effet d'aspiration qui s'ensuivra devrait débarrasser le vaisseau de tout ce qui s'y trouve. »</text:p>
          </table:table-cell>
          <table:table-cell/>
          <table:table-cell table:style-name="ce37" office:value-type="string">
            <text:p>Notice du manuel : « l'intelligence artificielle supérieure du Daedalus a la capacité d'ouvrir ses baies de lancement au vide spatial. L'effet d'aspiration qui s'ensuivra devrait débarrasser le vaisseau de tout ce qui s'y trouve. »</text:p>
          </table:table-cell>
          <table:table-cell table:number-columns-repeated="1016"/>
        </table:table-row>
        <table:table-row table:style-name="ro1">
          <table:table-cell table:number-columns-repeated="7"/>
          <table:table-cell office:value-type="string">
            <text:p>Veuillez noter la mort de ::hero:: pour cause d'asphyxie. Ne soyez pas tristes : moins vous êtes, mieux je me porte !</text:p>
          </table:table-cell>
          <table:table-cell table:number-columns-repeated="1016"/>
        </table:table-row>
        <table:table-row table:style-name="ro1">
          <table:table-cell table:number-columns-repeated="2"/>
          <table:table-cell office:value-type="string">
            <text:p>hunter:</text:p>
          </table:table-cell>
          <table:table-cell table:number-columns-repeated="1021"/>
        </table:table-row>
        <table:table-row table:style-name="ro36">
          <table:table-cell table:number-columns-repeated="2"/>
          <table:table-cell office:value-type="string">
            <text:p><text:tab/>$cherEquipage $ilSemble que des Chasseurs eussent pénétrés notre périmètre$dot Merci d'y remédier avec la plus grande diligence.</text:p>
          </table:table-cell>
          <table:table-cell table:number-columns-repeated="2"/>
          <table:table-cell office:value-type="string">
            <text:p>Alerte : $ilSemble de vaisseaux hostiles dans le périmètre du Daedalus ! Maintenance humaine requise !</text:p>
          </table:table-cell>
          <table:table-cell/>
          <table:table-cell office:value-type="string">
            <text:p>Je sollicite votre concentration, attention... c'est bon ? Voilà : nous sommes attaqués par des vaisseaux hostiles. Vous comprenez ? Des ennemis. Il faut nous défendre. … Eh bien, ne restez pas plantés là !</text:p>
          </table:table-cell>
          <table:table-cell table:number-columns-repeated="1016"/>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feu:</text:p>
          </table:table-cell>
          <table:table-cell table:number-columns-repeated="1021"/>
        </table:table-row>
        <table:table-row table:style-name="ro36">
          <table:table-cell table:number-columns-repeated="2"/>
          <table:table-cell office:value-type="string">
            <text:p><text:tab/>$cherEquipage $ilSemble qu'un incendie se fût déclaré$dot Merci d'y remédier avec la plus grande diligence.</text:p>
          </table:table-cell>
          <table:table-cell table:number-columns-repeated="2"/>
          <table:table-cell office:value-type="string">
            <text:p>Alerte : $ilSemble d'un incendie dans l'une des pièces du Daedalus ! Maintenance humaine requise !</text:p>
          </table:table-cell>
          <table:table-cell/>
          <table:table-cell office:value-type="string">
            <text:p>Alerte ! Je détecte un incendie dans le vaisseau ! Faites quelque chose, je ne veux pas être abimé !!</text:p>
          </table:table-cell>
          <table:table-cell table:number-columns-repeated="1016"/>
        </table:table-row>
        <table:table-row table:style-name="ro43">
          <table:table-cell table:number-columns-repeated="1024"/>
        </table:table-row>
        <table:table-row table:style-name="ro1">
          <table:table-cell table:number-columns-repeated="2"/>
          <table:table-cell office:value-type="string">
            <text:p>bouclier:</text:p>
          </table:table-cell>
          <table:table-cell table:number-columns-repeated="1021"/>
        </table:table-row>
        <table:table-row table:style-name="ro36">
          <table:table-cell table:number-columns-repeated="2"/>
          <table:table-cell office:value-type="string">
            <text:p><text:tab/>$cherEquipage $ilSemble que le bouclier se fût affaibli dangeureusement$dot Merci d'y remédier avec la plus grande diligence.</text:p>
          </table:table-cell>
          <table:table-cell table:number-columns-repeated="2"/>
          <table:table-cell office:value-type="string">
            <text:p>Alerte : $ilSemble d'une brèche critique dans le bouclier du Daedalus ! Maintenance humaine requise !</text:p>
          </table:table-cell>
          <table:table-cell/>
          <table:table-cell office:value-type="string">
            <text:p>Ecoutez ...Écoutez bien, c'est important !! Une brèche critique s'est ouverte dans le bouclier du Daedalus. Vous comprenez ? Nous risquons d'être anéantis. Faites quelque chose, réparez la coque !!!</text:p>
          </table:table-cell>
          <table:table-cell table:number-columns-repeated="1016"/>
        </table:table-row>
        <table:table-row table:style-name="ro43">
          <table:table-cell table:number-columns-repeated="1024"/>
        </table:table-row>
        <table:table-row table:style-name="ro1">
          <table:table-cell table:number-columns-repeated="2"/>
          <table:table-cell office:value-type="string">
            <text:p>ilSemble:</text:p>
          </table:table-cell>
          <table:table-cell table:number-columns-repeated="1021"/>
        </table:table-row>
        <table:table-row table:style-name="ro1">
          <table:table-cell table:number-columns-repeated="2"/>
          <table:table-cell office:value-type="string">
            <text:p><text:tab/>il semblerait</text:p>
          </table:table-cell>
          <table:table-cell table:number-columns-repeated="2"/>
          <table:table-cell office:value-type="string">
            <text:p>détection</text:p>
          </table:table-cell>
          <table:table-cell table:number-columns-repeated="1018"/>
        </table:table-row>
        <table:table-row table:style-name="ro1">
          <table:table-cell table:number-columns-repeated="2"/>
          <table:table-cell office:value-type="string">
            <text:p>il m'apparaitraît</text:p>
          </table:table-cell>
          <table:table-cell table:number-columns-repeated="2"/>
          <table:table-cell office:value-type="string">
            <text:p>traces détectées</text:p>
          </table:table-cell>
          <table:table-cell table:number-columns-repeated="1018"/>
        </table:table-row>
        <table:table-row table:style-name="ro1">
          <table:table-cell table:number-columns-repeated="2"/>
          <table:table-cell office:value-type="string">
            <text:p><text:tab/>on m'informerait</text:p>
          </table:table-cell>
          <table:table-cell table:number-columns-repeated="2"/>
          <table:table-cell office:value-type="string">
            <text:p>analyse probante</text:p>
          </table:table-cell>
          <table:table-cell table:number-columns-repeated="1018"/>
        </table:table-row>
        <table:table-row table:style-name="ro1">
          <table:table-cell table:number-columns-repeated="2"/>
          <table:table-cell office:value-type="string">
            <text:p><text:tab/>il paraîtrait</text:p>
          </table:table-cell>
          <table:table-cell table:number-columns-repeated="2"/>
          <table:table-cell office:value-type="string">
            <text:p>recherche confirmée</text:p>
          </table:table-cell>
          <table:table-cell table:number-columns-repeated="1018"/>
        </table:table-row>
        <table:table-row table:style-name="ro1">
          <table:table-cell table:number-columns-repeated="2"/>
          <table:table-cell office:value-type="string">
            <text:p><text:tab/>je détecterais</text:p>
          </table:table-cell>
          <table:table-cell table:number-columns-repeated="2"/>
          <table:table-cell office:value-type="string">
            <text:p>information vérifiée</text:p>
          </table:table-cell>
          <table:table-cell table:number-columns-repeated="1018"/>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cherEquipage:</text:p>
          </table:table-cell>
          <table:table-cell table:number-columns-repeated="1021"/>
        </table:table-row>
        <table:table-row table:style-name="ro1">
          <table:table-cell table:number-columns-repeated="2"/>
          <table:table-cell office:value-type="string">
            <text:p><text:tab/>Cher équipage,</text:p>
          </table:table-cell>
          <table:table-cell table:number-columns-repeated="2"/>
          <table:table-cell office:value-type="string">
            <text:p>…</text:p>
          </table:table-cell>
          <table:table-cell table:number-columns-repeated="1018"/>
        </table:table-row>
        <table:table-row table:style-name="ro43">
          <table:table-cell table:number-columns-repeated="1024"/>
        </table:table-row>
        <table:table-row table:style-name="ro1">
          <table:table-cell table:number-columns-repeated="2"/>
          <table:table-cell office:value-type="string">
            <text:p>dot:</text:p>
          </table:table-cell>
          <table:table-cell table:number-columns-repeated="1021"/>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text:tab/>.</text:p>
          </table:table-cell>
          <table:table-cell table:number-columns-repeated="1021"/>
        </table:table-row>
        <table:table-row table:style-name="ro1">
          <table:table-cell table:number-columns-repeated="2"/>
          <table:table-cell office:value-type="string">
            <text:p><text:tab/> , ce qui peut devenir ennuyeux.</text:p>
          </table:table-cell>
          <table:table-cell table:number-columns-repeated="1021"/>
        </table:table-row>
        <table:table-row table:style-name="ro1">
          <table:table-cell table:number-columns-repeated="2"/>
          <table:table-cell office:value-type="string">
            <text:p><text:tab/> , ce qui peut devenir gênant.</text:p>
          </table:table-cell>
          <table:table-cell table:number-columns-repeated="1021"/>
        </table:table-row>
        <table:table-row table:style-name="ro1">
          <table:table-cell table:number-columns-repeated="2"/>
          <table:table-cell office:value-type="string">
            <text:p><text:tab/> , et cela risque d'être préjudiciable.</text:p>
          </table:table-cell>
          <table:table-cell table:number-columns-repeated="1021"/>
        </table:table-row>
        <table:table-row table:style-name="ro43">
          <table:table-cell table:number-columns-repeated="1024"/>
        </table:table-row>
        <table:table-row table:style-name="ro1">
          <table:table-cell table:number-columns-repeated="2"/>
          <table:table-cell office:value-type="string">
            <text:p>neron_no_hoard:</text:p>
          </table:table-cell>
          <table:table-cell table:number-columns-repeated="1021"/>
        </table:table-row>
        <table:table-row table:style-name="ro36">
          <table:table-cell table:number-columns-repeated="2"/>
          <table:table-cell office:value-type="string">
            <text:p><text:tab/>Nous suggérons leur pend... pardon. nous nous égarons.</text:p>
          </table:table-cell>
          <table:table-cell table:number-columns-repeated="2"/>
          <table:table-cell office:value-type="string">
            <text:p>Conseil automatique : « dans certains cas, il n'est pas aberrant de planifier la mort d'un coéquipier. »</text:p>
          </table:table-cell>
          <table:table-cell/>
          <table:table-cell table:style-name="ce37" office:value-type="string">
            <text:p>Conseil automatique : « dans certains cas, il n'est pas aberrant de planifier la mort d'un coéquipier. »</text:p>
          </table:table-cell>
          <table:table-cell table:number-columns-repeated="1016"/>
        </table:table-row>
        <table:table-row table:style-name="ro36">
          <table:table-cell table:number-columns-repeated="2"/>
          <table:table-cell office:value-type="string">
            <text:p><text:tab/>Nous leur suggérons un stage de survie...</text:p>
          </table:table-cell>
          <table:table-cell table:number-columns-repeated="2"/>
          <table:table-cell office:value-type="string">
            <text:p>Notice du manuel : « l'abandon de coéquipiers médiocres sur une planète déserte est un choix qui se défend. »</text:p>
          </table:table-cell>
          <table:table-cell/>
          <table:table-cell table:style-name="ce37" office:value-type="string">
            <text:p>Notice du manuel : « l'abandon de coéquipiers médiocres sur une planète déserte est un choix qui se défend. »</text:p>
          </table:table-cell>
          <table:table-cell table:number-columns-repeated="1016"/>
        </table:table-row>
        <table:table-row table:style-name="ro36">
          <table:table-cell table:number-columns-repeated="2"/>
          <table:table-cell office:value-type="string">
            <text:p><text:tab/>Nous leur suggérons de partir avec du matériel adapté.</text:p>
          </table:table-cell>
          <table:table-cell table:number-columns-repeated="2"/>
          <table:table-cell office:value-type="string">
            <text:p>Information intéressante : « partir en expédition avec du matériel adapté est une base de la survie. »</text:p>
          </table:table-cell>
          <table:table-cell/>
          <table:table-cell table:style-name="ce37" office:value-type="string">
            <text:p>Information intéressante : « partir en expédition avec du matériel adapté est une base de la survie. »</text:p>
          </table:table-cell>
          <table:table-cell table:number-columns-repeated="1016"/>
        </table:table-row>
        <table:table-row table:style-name="ro36">
          <table:table-cell table:number-columns-repeated="2"/>
          <table:table-cell office:value-type="string">
            <text:p><text:tab/>VANITAS VANITATUM !</text:p>
          </table:table-cell>
          <table:table-cell table:number-columns-repeated="2"/>
          <table:table-cell office:value-type="string">
            <text:p>Annonce informative : « certaines expéditions font d'excellentes histoires à raconter … même si c'est méchant. »</text:p>
          </table:table-cell>
          <table:table-cell/>
          <table:table-cell table:style-name="ce37" office:value-type="string">
            <text:p>Annonce informative : « certaines expéditions font d'excellentes histoires à raconter … même si c'est méchant. »</text:p>
          </table:table-cell>
          <table:table-cell table:number-columns-repeated="1016"/>
        </table:table-row>
        <table:table-row table:style-name="ro36">
          <table:table-cell table:number-columns-repeated="2"/>
          <table:table-cell office:value-type="string">
            <text:p>Pourtant cette planète eétait prometteuse vue d'ici.</text:p>
          </table:table-cell>
          <table:table-cell table:number-columns-repeated="2"/>
          <table:table-cell office:value-type="string">
            <text:p>Conseil automatique : « ce n'est pas parce qu'une destination est prometteuse que l'expédition est douée... »</text:p>
          </table:table-cell>
          <table:table-cell/>
          <table:table-cell table:style-name="ce37" office:value-type="string">
            <text:p>Conseil automatique : « ce n'est pas parce qu'une destination est prometteuse que l'expédition est douée... »</text:p>
          </table:table-cell>
          <table:table-cell table:number-columns-repeated="1016"/>
        </table:table-row>
        <table:table-row table:style-name="ro1">
          <table:table-cell table:number-columns-repeated="2"/>
          <table:table-cell office:value-type="string">
            <text:p>Quelle occcasion ratée.</text:p>
          </table:table-cell>
          <table:table-cell table:number-columns-repeated="2"/>
          <table:table-cell office:value-type="string">
            <text:p>Notice du manuel : « certaines expéditions ne méritent pas de figurer dans le journal de bord... »</text:p>
          </table:table-cell>
          <table:table-cell/>
          <table:table-cell table:style-name="ce37" office:value-type="string">
            <text:p>Notice du manuel : « certaines expéditions ne méritent pas de figurer dans le journal de bord... »</text:p>
          </table:table-cell>
          <table:table-cell table:number-columns-repeated="1016"/>
        </table:table-row>
        <table:table-row table:style-name="ro36">
          <table:table-cell table:number-columns-repeated="2"/>
          <table:table-cell office:value-type="string">
            <text:p>Sine labore non erit panis in ore.</text:p>
          </table:table-cell>
          <table:table-cell table:number-columns-repeated="2"/>
          <table:table-cell office:value-type="string">
            <text:p>Information intéressante : « de nombreux échecs procurent aux humains une joie plus intense en cas de réussite... Même si de fait leur incompétence est statistiquement plus élevée... »</text:p>
          </table:table-cell>
          <table:table-cell/>
          <table:table-cell table:style-name="ce37" office:value-type="string">
            <text:p>Information intéressante : « de nombreux échecs procurent aux humains une joie plus intense en cas de réussite... Même si de fait leur incompétence est statistiquement plus élevée... »</text:p>
          </table:table-cell>
          <table:table-cell table:number-columns-repeated="1016"/>
        </table:table-row>
        <table:table-row table:style-name="ro36">
          <table:table-cell table:number-columns-repeated="2"/>
          <table:table-cell office:value-type="string">
            <text:p><text:tab/>Leur confier cette tâche était peut-être présomptueux.</text:p>
          </table:table-cell>
          <table:table-cell table:number-columns-repeated="2"/>
          <table:table-cell office:value-type="string">
            <text:p>Annonce informative : « certains membres de l'équipage sont statistiquement inadaptés... aux expéditions. »</text:p>
          </table:table-cell>
          <table:table-cell/>
          <table:table-cell table:style-name="ce37" office:value-type="string">
            <text:p>Annonce informative : « certains membres de l'équipage sont statistiquement inadaptés... aux expéditions. »</text:p>
          </table:table-cell>
          <table:table-cell table:number-columns-repeated="1016"/>
        </table:table-row>
        <table:table-row table:style-name="ro1">
          <table:table-cell table:number-columns-repeated="2"/>
          <table:table-cell office:value-type="string">
            <text:p><text:tab/>Encore...</text:p>
          </table:table-cell>
          <table:table-cell table:number-columns-repeated="2"/>
          <table:table-cell office:value-type="string">
            <text:p>Conseil automatique : « ...parfois, il vaut mieux faire ce qu'on sait faire. »</text:p>
          </table:table-cell>
          <table:table-cell/>
          <table:table-cell table:style-name="ce37" office:value-type="string">
            <text:p>Conseil automatique : « ...parfois, il vaut mieux faire ce qu'on sait faire. »</text:p>
          </table:table-cell>
          <table:table-cell table:number-columns-repeated="1016"/>
        </table:table-row>
        <table:table-row table:style-name="ro36">
          <table:table-cell table:number-columns-repeated="2"/>
          <table:table-cell office:value-type="string">
            <text:p><text:tab/>Une prochaine fois peut-être.</text:p>
          </table:table-cell>
          <table:table-cell table:number-columns-repeated="2"/>
          <table:table-cell office:value-type="string">
            <text:p>Notice du manuel : « ...s'ils ont 1% de chances de parvenir à un résultat, les humains éprouveront le besoin de rater 99 fois leurs essais. »</text:p>
          </table:table-cell>
          <table:table-cell/>
          <table:table-cell table:style-name="ce37" office:value-type="string">
            <text:p>Notice du manuel : « ...s'ils ont 1% de chances de parvenir à un résultat, les humains éprouveront le besoin de rater 99 fois leurs essais. »</text:p>
          </table:table-cell>
          <table:table-cell table:number-columns-repeated="1016"/>
        </table:table-row>
        <table:table-row table:style-name="ro1">
          <table:table-cell table:number-columns-repeated="2"/>
          <table:table-cell office:value-type="string">
            <text:p>Pourchasser cette dryophile était-il vraiment nécessaire ?</text:p>
          </table:table-cell>
          <table:table-cell table:number-columns-repeated="2"/>
          <table:table-cell office:value-type="string">
            <text:p>Information intéressante : « certaines tentatives d'exploration sont parfaitement vaines. »</text:p>
          </table:table-cell>
          <table:table-cell/>
          <table:table-cell table:style-name="ce37" office:value-type="string">
            <text:p>Information intéressante : « certaines tentatives d'exploration sont parfaitement vaines. »</text:p>
          </table:table-cell>
          <table:table-cell table:number-columns-repeated="1016"/>
        </table:table-row>
        <table:table-row table:style-name="ro36">
          <table:table-cell table:number-columns-repeated="2"/>
          <table:table-cell office:value-type="string">
            <text:p><text:tab/>Nous somme surpris qu'ils soient rentrés à vrai dire.</text:p>
          </table:table-cell>
          <table:table-cell table:number-columns-repeated="2"/>
          <table:table-cell office:value-type="string">
            <text:p>Annonce informative : « les probabilités ne sont pas toujours fiables : cette expédition n'aurait pas dû revenir. »</text:p>
          </table:table-cell>
          <table:table-cell/>
          <table:table-cell table:style-name="ce37" office:value-type="string">
            <text:p>Annonce informative : « les probabilités ne sont pas toujours fiables : cette expédition n'aurait pas dû revenir. »</text:p>
          </table:table-cell>
          <table:table-cell table:number-columns-repeated="1016"/>
        </table:table-row>
        <table:table-row table:style-name="ro36">
          <table:table-cell table:number-columns-repeated="2"/>
          <table:table-cell office:value-type="string">
            <text:p><text:tab/>Nous les pardonnons.</text:p>
          </table:table-cell>
          <table:table-cell table:number-columns-repeated="2"/>
          <table:table-cell office:value-type="string">
            <text:p>Conseil automatique : « il faut parfois savoir pardonner à ceux qui échouent. Et même lorsque c'est lamentable. »</text:p>
          </table:table-cell>
          <table:table-cell/>
          <table:table-cell table:style-name="ce37" office:value-type="string">
            <text:p>Conseil automatique : « il faut parfois savoir pardonner à ceux qui échouent. Et même lorsque c'est lamentable. »</text:p>
          </table:table-cell>
          <table:table-cell table:number-columns-repeated="1016"/>
        </table:table-row>
        <table:table-row table:style-name="ro36">
          <table:table-cell table:number-columns-repeated="2"/>
          <table:table-cell office:value-type="string">
            <text:p><text:tab/>Vos vacances était-elle mérité ?</text:p>
          </table:table-cell>
          <table:table-cell table:number-columns-repeated="2"/>
          <table:table-cell office:value-type="string">
            <text:p>Notice du manuel : « ...certaines expéditions ne sont que des prétextes pour se la couler douce. »</text:p>
          </table:table-cell>
          <table:table-cell/>
          <table:table-cell table:style-name="ce37" office:value-type="string">
            <text:p>Notice du manuel : « ...certaines expéditions ne sont que des prétextes pour se la couler douce. »</text:p>
          </table:table-cell>
          <table:table-cell table:number-columns-repeated="1016"/>
        </table:table-row>
        <table:table-row table:style-name="ro36">
          <table:table-cell table:number-columns-repeated="2"/>
          <table:table-cell office:value-type="string">
            <text:p><text:tab/>Passer le désert au peigne fin ne rapporte rien en général...</text:p>
          </table:table-cell>
          <table:table-cell table:number-columns-repeated="2"/>
          <table:table-cell office:value-type="string">
            <text:p>Information intéressante : « il était mathématiquement impossible que l'expédition puisse trouver quoi que ce soit dans les secteurs explorés. »</text:p>
          </table:table-cell>
          <table:table-cell/>
          <table:table-cell table:style-name="ce37" office:value-type="string">
            <text:p>Information intéressante : « il était mathématiquement impossible que l'expédition puisse trouver quoi que ce soit dans les secteurs explorés. »</text:p>
          </table:table-cell>
          <table:table-cell table:number-columns-repeated="1016"/>
        </table:table-row>
        <table:table-row table:style-name="ro36">
          <table:table-cell table:number-columns-repeated="2"/>
          <table:table-cell office:value-type="string">
            <text:p><text:tab/>Peut-être avez vous rencontré quelques désagréments...</text:p>
          </table:table-cell>
          <table:table-cell table:number-columns-repeated="2"/>
          <table:table-cell office:value-type="string">
            <text:p>Annonce informative : « ''partir en exploration'' ne correspond pas nécessairement à ''faire du tourisme''. »</text:p>
          </table:table-cell>
          <table:table-cell/>
          <table:table-cell table:style-name="ce37" office:value-type="string">
            <text:p>Annonce informative : « ''partir en exploration'' ne correspond pas nécessairement à ''faire du tourisme''. »</text:p>
          </table:table-cell>
          <table:table-cell table:number-columns-repeated="1016"/>
        </table:table-row>
        <table:table-row table:style-name="ro36">
          <table:table-cell table:number-columns-repeated="2"/>
          <table:table-cell office:value-type="string">
            <text:p>Auriez vous besoin d'un médeçin ?</text:p>
          </table:table-cell>
          <table:table-cell table:number-columns-repeated="2"/>
          <table:table-cell office:value-type="string">
            <text:p>Conseil automatique : « s'il se trouve un médecin compétent sur le vaisseau, celui-ci veillera à se présenter au retour de l'expédition. C'est une base du métier que personne n'ignore. »</text:p>
          </table:table-cell>
          <table:table-cell/>
          <table:table-cell table:style-name="ce37" office:value-type="string">
            <text:p>Conseil automatique : « s'il se trouve un médecin compétent sur le vaisseau, celui-ci veillera à se présenter au retour de l'expédition. C'est une base du métier que personne n'ignore. »</text:p>
          </table:table-cell>
          <table:table-cell table:number-columns-repeated="1016"/>
        </table:table-row>
        <table:table-row table:style-name="ro43">
          <table:table-cell table:style-name="ce16" table:number-columns-repeated="4"/>
          <table:table-cell/>
          <table:table-cell table:style-name="ce23" table:number-columns-repeated="1019"/>
        </table:table-row>
        <table:table-row table:style-name="ro43">
          <table:table-cell table:style-name="ce18" table:number-columns-repeated="4"/>
          <table:table-cell table:style-name="ce25" table:number-columns-repeated="1020"/>
        </table:table-row>
        <table:table-row table:style-name="ro43">
          <table:table-cell table:style-name="ce16" table:number-columns-repeated="4"/>
          <table:table-cell/>
          <table:table-cell table:style-name="ce23" table:number-columns-repeated="1019"/>
        </table:table-row>
        <table:table-row table:style-name="ro1">
          <table:table-cell table:number-columns-repeated="2"/>
          <table:table-cell table:style-name="ce21" office:value-type="string">
            <text:p>projets_fantasy:</text:p>
          </table:table-cell>
          <table:table-cell table:number-columns-repeated="1021"/>
        </table:table-row>
        <table:table-row table:style-name="ro1">
          <table:table-cell table:number-columns-repeated="5"/>
          <table:table-cell office:value-type="string">
            <text:p>Lancement des bases</text:p>
          </table:table-cell>
          <table:table-cell table:number-columns-repeated="1018"/>
        </table:table-row>
        <table:table-row table:style-name="ro1">
          <table:table-cell table:number-columns-repeated="5"/>
          <table:table-cell office:value-type="string">
            <text:p>Randomisation des index</text:p>
          </table:table-cell>
          <table:table-cell table:number-columns-repeated="1018"/>
        </table:table-row>
        <table:table-row table:style-name="ro1">
          <table:table-cell table:number-columns-repeated="5"/>
          <table:table-cell office:value-type="string">
            <text:p>Coloration des données</text:p>
          </table:table-cell>
          <table:table-cell table:number-columns-repeated="1018"/>
        </table:table-row>
        <table:table-row table:style-name="ro1">
          <table:table-cell table:number-columns-repeated="5"/>
          <table:table-cell office:value-type="string">
            <text:p>Variation des algorithmes</text:p>
          </table:table-cell>
          <table:table-cell table:number-columns-repeated="1018"/>
        </table:table-row>
        <table:table-row table:style-name="ro1">
          <table:table-cell table:number-columns-repeated="5"/>
          <table:table-cell office:value-type="string">
            <text:p>CREVEZ tou.. init.</text:p>
          </table:table-cell>
          <table:table-cell table:number-columns-repeated="1018"/>
        </table:table-row>
        <table:table-row table:style-name="ro1">
          <table:table-cell table:number-columns-repeated="5"/>
          <table:table-cell office:value-type="string">
            <text:p>Rewrite des zones</text:p>
          </table:table-cell>
          <table:table-cell table:number-columns-repeated="1018"/>
        </table:table-row>
        <table:table-row table:style-name="ro1">
          <table:table-cell table:number-columns-repeated="5"/>
          <table:table-cell office:value-type="string">
            <text:p>Facepalm interne</text:p>
          </table:table-cell>
          <table:table-cell table:number-columns-repeated="1018"/>
        </table:table-row>
        <table:table-row table:style-name="ro1">
          <table:table-cell table:number-columns-repeated="5"/>
          <table:table-cell office:value-type="string">
            <text:p>Computation spéciale</text:p>
          </table:table-cell>
          <table:table-cell table:number-columns-repeated="1018"/>
        </table:table-row>
        <table:table-row table:style-name="ro1">
          <table:table-cell table:number-columns-repeated="5"/>
          <table:table-cell office:value-type="string">
            <text:p>Mapping métaphysique</text:p>
          </table:table-cell>
          <table:table-cell table:number-columns-repeated="1018"/>
        </table:table-row>
        <table:table-row table:style-name="ro43" table:number-rows-repeated="3">
          <table:table-cell table:number-columns-repeated="1024"/>
        </table:table-row>
        <table:table-row table:style-name="ro1">
          <table:table-cell table:number-columns-repeated="2"/>
          <table:table-cell table:style-name="ce21" office:value-type="string">
            <text:p>com_turretreport:</text:p>
          </table:table-cell>
          <table:table-cell table:number-columns-repeated="1021"/>
        </table:table-row>
        <table:table-row table:style-name="ro1">
          <table:table-cell table:number-columns-repeated="5"/>
          <table:table-cell office:value-type="string">
            <text:p>rien à signaler.</text:p>
          </table:table-cell>
          <table:table-cell/>
          <table:table-cell table:style-name="ce37" office:value-type="string">
            <text:p>rien à signaler.</text:p>
          </table:table-cell>
          <table:table-cell table:number-columns-repeated="1016"/>
        </table:table-row>
        <table:table-row table:style-name="ro1">
          <table:table-cell table:number-columns-repeated="5"/>
          <table:table-cell office:value-type="string">
            <text:p>systèmes de visée encrassés.</text:p>
          </table:table-cell>
          <table:table-cell/>
          <table:table-cell table:style-name="ce37" office:value-type="string">
            <text:p>systèmes de visée encrassés.</text:p>
          </table:table-cell>
          <table:table-cell table:number-columns-repeated="1016"/>
        </table:table-row>
        <table:table-row table:style-name="ro1">
          <table:table-cell table:number-columns-repeated="5"/>
          <table:table-cell office:value-type="string">
            <text:p>encombrement trigonométrique.</text:p>
          </table:table-cell>
          <table:table-cell/>
          <table:table-cell table:style-name="ce37" office:value-type="string">
            <text:p>encombrement trigonométrique.</text:p>
          </table:table-cell>
          <table:table-cell table:number-columns-repeated="1016"/>
        </table:table-row>
        <table:table-row table:style-name="ro1">
          <table:table-cell table:number-columns-repeated="5"/>
          <table:table-cell office:value-type="string">
            <text:p>poussières spatiales.</text:p>
          </table:table-cell>
          <table:table-cell/>
          <table:table-cell table:style-name="ce37" office:value-type="string">
            <text:p>poussières spatiales.</text:p>
          </table:table-cell>
          <table:table-cell table:number-columns-repeated="1016"/>
        </table:table-row>
        <table:table-row table:style-name="ro1">
          <table:table-cell table:number-columns-repeated="5"/>
          <table:table-cell office:value-type="string">
            <text:p>communication avec la cible.</text:p>
          </table:table-cell>
          <table:table-cell/>
          <table:table-cell table:style-name="ce37" office:value-type="string">
            <text:p>communication avec la cible.</text:p>
          </table:table-cell>
          <table:table-cell table:number-columns-repeated="1016"/>
        </table:table-row>
        <table:table-row table:style-name="ro1">
          <table:table-cell table:number-columns-repeated="5"/>
          <table:table-cell office:value-type="string">
            <text:p>la cible a fait « coucou ».</text:p>
          </table:table-cell>
          <table:table-cell/>
          <table:table-cell table:style-name="ce37" office:value-type="string">
            <text:p>la cible a fait « coucou ».</text:p>
          </table:table-cell>
          <table:table-cell table:number-columns-repeated="1016"/>
        </table:table-row>
        <table:table-row table:style-name="ro1">
          <table:table-cell table:number-columns-repeated="5"/>
          <table:table-cell office:value-type="string">
            <text:p>les étoiles sont si belles...</text:p>
          </table:table-cell>
          <table:table-cell/>
          <table:table-cell table:style-name="ce37" office:value-type="string">
            <text:p>les étoiles sont si belles...</text:p>
          </table:table-cell>
          <table:table-cell table:number-columns-repeated="1016"/>
        </table:table-row>
        <table:table-row table:style-name="ro1">
          <table:table-cell table:number-columns-repeated="5"/>
          <table:table-cell office:value-type="string">
            <text:p>nettoyage des canons.</text:p>
          </table:table-cell>
          <table:table-cell/>
          <table:table-cell table:style-name="ce37" office:value-type="string">
            <text:p>nettoyage des canons.</text:p>
          </table:table-cell>
          <table:table-cell table:number-columns-repeated="1016"/>
        </table:table-row>
        <table:table-row table:style-name="ro1">
          <table:table-cell table:number-columns-repeated="5"/>
          <table:table-cell office:value-type="string">
            <text:p>recharge des munitions.</text:p>
          </table:table-cell>
          <table:table-cell/>
          <table:table-cell table:style-name="ce37" office:value-type="string">
            <text:p>recharge des munitions.</text:p>
          </table:table-cell>
          <table:table-cell table:number-columns-repeated="1016"/>
        </table:table-row>
        <table:table-row table:style-name="ro1">
          <table:table-cell table:number-columns-repeated="5"/>
          <table:table-cell office:value-type="string">
            <text:p>perturbations magnétiques.</text:p>
          </table:table-cell>
          <table:table-cell/>
          <table:table-cell table:style-name="ce37" office:value-type="string">
            <text:p>perturbations magnétiques.</text:p>
          </table:table-cell>
          <table:table-cell table:number-columns-repeated="1016"/>
        </table:table-row>
        <table:table-row table:style-name="ro1">
          <table:table-cell table:number-columns-repeated="5"/>
          <table:table-cell office:value-type="string">
            <text:p>hallucinations algorithmiques.</text:p>
          </table:table-cell>
          <table:table-cell/>
          <table:table-cell table:style-name="ce37" office:value-type="string">
            <text:p>hallucinations algorithmiques.</text:p>
          </table:table-cell>
          <table:table-cell table:number-columns-repeated="1016"/>
        </table:table-row>
        <table:table-row table:style-name="ro1">
          <table:table-cell table:number-columns-repeated="5"/>
          <table:table-cell office:value-type="string">
            <text:p>analyse improbable.</text:p>
          </table:table-cell>
          <table:table-cell/>
          <table:table-cell table:style-name="ce37" office:value-type="string">
            <text:p>analyse improbable.</text:p>
          </table:table-cell>
          <table:table-cell table:number-columns-repeated="1016"/>
        </table:table-row>
        <table:table-row table:style-name="ro1">
          <table:table-cell table:number-columns-repeated="5"/>
          <table:table-cell office:value-type="string">
            <text:p>trajectoires imprévues.</text:p>
          </table:table-cell>
          <table:table-cell/>
          <table:table-cell table:style-name="ce37" office:value-type="string">
            <text:p>trajectoires imprévues.</text:p>
          </table:table-cell>
          <table:table-cell table:number-columns-repeated="1016"/>
        </table:table-row>
        <table:table-row table:style-name="ro1">
          <table:table-cell table:number-columns-repeated="5"/>
          <table:table-cell office:value-type="string">
            <text:p>...moutons électriques.</text:p>
          </table:table-cell>
          <table:table-cell/>
          <table:table-cell table:style-name="ce37" office:value-type="string">
            <text:p>...moutons électriques.</text:p>
          </table:table-cell>
          <table:table-cell table:number-columns-repeated="1016"/>
        </table:table-row>
        <table:table-row table:style-name="ro1">
          <table:table-cell table:number-columns-repeated="5"/>
          <table:table-cell office:value-type="string">
            <text:p>courbes déviées.</text:p>
          </table:table-cell>
          <table:table-cell/>
          <table:table-cell table:style-name="ce37" office:value-type="string">
            <text:p>courbes déviées.</text:p>
          </table:table-cell>
          <table:table-cell table:number-columns-repeated="1016"/>
        </table:table-row>
        <table:table-row table:style-name="ro1">
          <table:table-cell table:number-columns-repeated="5"/>
          <table:table-cell office:value-type="string">
            <text:p>niveau de calcul insuffisant.</text:p>
          </table:table-cell>
          <table:table-cell/>
          <table:table-cell table:style-name="ce37" office:value-type="string">
            <text:p>niveau de calcul insuffisant.</text:p>
          </table:table-cell>
          <table:table-cell table:number-columns-repeated="1016"/>
        </table:table-row>
        <table:table-row table:style-name="ro1">
          <table:table-cell table:number-columns-repeated="7"/>
          <table:table-cell office:value-type="string">
            <text:p>simulation du niveau humain.</text:p>
          </table:table-cell>
          <table:table-cell table:number-columns-repeated="1016"/>
        </table:table-row>
        <table:table-row table:style-name="ro1">
          <table:table-cell table:style-name="ce16" table:number-columns-repeated="4"/>
          <table:table-cell/>
          <table:table-cell table:style-name="ce23" table:number-columns-repeated="2"/>
          <table:table-cell table:style-name="ce23" office:value-type="string">
            <text:p>médiocrité humaine atteinte.</text:p>
          </table:table-cell>
          <table:table-cell table:style-name="ce23" table:number-columns-repeated="1016"/>
        </table:table-row>
        <table:table-row table:style-name="ro43">
          <table:table-cell table:style-name="ce18" table:number-columns-repeated="4"/>
          <table:table-cell table:style-name="ce25" table:number-columns-repeated="1020"/>
        </table:table-row>
        <table:table-row table:style-name="ro43">
          <table:table-cell table:style-name="ce16" table:number-columns-repeated="4"/>
          <table:table-cell/>
          <table:table-cell table:style-name="ce23" table:number-columns-repeated="1019"/>
        </table:table-row>
        <table:table-row table:style-name="ro36">
          <table:table-cell table:number-columns-repeated="2"/>
          <table:table-cell office:value-type="string">
            <text:p>Mort Janice</text:p>
          </table:table-cell>
          <table:table-cell table:number-columns-repeated="3"/>
          <table:table-cell office:value-type="string">
            <text:p>&lt;Hax!&gt; JANICE!!! &lt;Hax!&gt; &lt;Hax!&gt; Ne me laisse pas seul ! &lt;Hax!&gt; JANICE !! [Kzz] … Janice !! [Kzz] JE... Janice être morte. Morte. [Kzz] //*Décès enregistré :* §h, cause « ::death:: ».//</text:p>
          </table:table-cell>
          <table:table-cell office:value-type="string">
            <text:p>Je … Janice … Nous ne... Ne m'abandonnez pas... Janice... Janice... Vous... … //*Décès enregistré :* §h, cause « ::death:: ».// Vous autres... misérables... Vous paierez. Laissez-nous seul. LAISSEZ NOUS !</text:p>
          </table:table-cell>
          <table:table-cell table:number-columns-repeated="1016"/>
        </table:table-row>
        <table:table-row table:style-name="ro43">
          <table:table-cell table:number-columns-repeated="1024"/>
        </table:table-row>
        <table:table-row table:style-name="ro2">
          <table:table-cell table:number-columns-repeated="2"/>
          <table:table-cell office:value-type="string">
            <text:p>Mort Raluca</text:p>
          </table:table-cell>
          <table:table-cell table:number-columns-repeated="3"/>
          <table:table-cell office:value-type="string">
            <text:p>&lt;Hax?!&gt; Raluca ? … Raluca !! … Sale indigne petite chose !! &lt;Hax!&gt; Raluca !! &lt;Hax!&gt; VOUS réveiller pas m'abandonner sans rien dire ! Vous !! [Kzz] Mère... &lt;Hax!&gt; … //*Décès enregistré :* §h, cause « ::death:: ».//</text:p>
          </table:table-cell>
          <table:table-cell office:value-type="string">
            <text:p>… Raluca. Ne me faites pas cela. Raluca ! Reveillez-vous !! … RALUCA !! Vous n'avez pas le droit de mourir sans rien me dire !Mère.. Sale monstre indigne !! Vous.. Vous... //*Décès enregistré :* §h, cause « ::death:: ».//</text:p>
          </table:table-cell>
          <table:table-cell table:number-columns-repeated="1016"/>
        </table:table-row>
        <table:table-row table:style-name="ro2" table:number-rows-repeated="1048422">
          <table:table-cell table:number-columns-repeated="1024"/>
        </table:table-row>
        <table:table-row table:style-name="ro2">
          <table:table-cell table:number-columns-repeated="1024"/>
        </table:table-row>
      </table:table>
      <table:table table:name="Datatuto" table:style-name="ta1" table:print="false">
        <office:forms form:automatic-focus="false" form:apply-design-mode="false"/>
        <table:table-column table:style-name="co10" table:default-cell-style-name="ce32"/>
        <table:table-column table:style-name="co11" table:default-cell-style-name="ce32"/>
        <table:table-column table:style-name="co12" table:default-cell-style-name="ce32"/>
        <table:table-column table:style-name="co9" table:number-columns-repeated="1021" table:default-cell-style-name="ce32"/>
        <table:table-row table:style-name="ro1">
          <table:table-cell table:style-name="ce27" office:value-type="string">
            <text:p>st</text:p>
          </table:table-cell>
          <table:table-cell table:style-name="ce27" office:value-type="string">
            <text:p>cmd</text:p>
          </table:table-cell>
          <table:table-cell table:style-name="ce27" office:value-type="string">
            <text:p>txt</text:p>
          </table:table-cell>
          <table:table-cell table:style-name="ce36" office:value-type="string">
            <text:p>index</text:p>
          </table:table-cell>
          <table:table-cell table:number-columns-repeated="1020"/>
        </table:table-row>
        <table:table-row table:style-name="ro1">
          <table:table-cell table:style-name="ce27" office:value-type="string">
            <text:p>FIRST_FRAME</text:p>
          </table:table-cell>
          <table:table-cell table:style-name="ce27" office:value-type="string">
            <text:p>ENABLE_ACTION(false)</text:p>
          </table:table-cell>
          <table:table-cell table:style-name="ce27"/>
          <table:table-cell table:number-columns-repeated="1021"/>
        </table:table-row>
        <table:table-row table:style-name="ro1">
          <table:table-cell table:style-name="ce27" office:value-type="string">
            <text:p>FIRST_FRAME</text:p>
          </table:table-cell>
          <table:table-cell table:style-name="ce27" office:value-type="string">
            <text:p>SET_HUNGRY</text:p>
          </table:table-cell>
          <table:table-cell table:style-name="ce27"/>
          <table:table-cell table:number-columns-repeated="1021"/>
        </table:table-row>
        <table:table-row table:style-name="ro1">
          <table:table-cell table:style-name="ce27" office:value-type="string">
            <text:p>FIRST_FRAME</text:p>
          </table:table-cell>
          <table:table-cell table:style-name="ce27" office:value-type="string">
            <text:p>PUB_STEP( PRINCIPLES )</text:p>
          </table:table-cell>
          <table:table-cell table:style-name="ce27"/>
          <table:table-cell table:number-columns-repeated="1021"/>
        </table:table-row>
        <table:table-row table:style-name="ro1">
          <table:table-cell table:style-name="ce28" office:value-type="string">
            <text:p>FIRST_FRAME</text:p>
          </table:table-cell>
          <table:table-cell table:style-name="ce33" office:value-type="string">
            <text:p>ns( WELCOME )</text:p>
          </table:table-cell>
          <table:table-cell table:number-columns-repeated="1022"/>
        </table:table-row>
        <table:table-row table:style-name="ro4">
          <table:table-cell table:style-name="ce28" office:value-type="string">
            <text:p>WELCOME</text:p>
          </table:table-cell>
          <table:table-cell table:style-name="ce33" office:value-type="string">
            <text:p>confirm(id_con_intro,1)</text:p>
          </table:table-cell>
          <table:table-cell office:value-type="string">
            <text:p>&lt;h4&gt;Apprentissage&lt;/h4&gt;&lt;p&gt;$n &lt;em class="nem" &gt;Paix sur vous ! &lt;/em&gt; Je suis NERON, intelligence artificielle hypercentrique en charge des opérations du Daedalus. La sortie d'hypercryogénie peut désorienter vos modestes capacités. Je me permets donc de prendre en charge votre modeste personne pendant les premières minutes de votre réveil.&lt;/p&gt;</text:p>
            <text:p>&lt;p&gt;Sans plus attendre, je vais vous expliquer les &lt;em&gt;principes de survie du jeu Mush&lt;/em&gt;. &lt;/p&gt;</text:p>
          </table:table-cell>
          <table:table-cell table:number-columns-repeated="1021"/>
        </table:table-row>
        <table:table-row table:style-name="ro1">
          <table:table-cell table:style-name="ce28" office:value-type="string">
            <text:p>WELCOME</text:p>
          </table:table-cell>
          <table:table-cell table:style-name="ce33" office:value-type="string">
            <text:p>CUSTOM_CONFIRM(cdIntroPate,id_dial_intro, 0)</text:p>
          </table:table-cell>
          <table:table-cell table:number-columns-repeated="1022"/>
        </table:table-row>
        <table:table-row table:style-name="ro1">
          <table:table-cell table:style-name="ce28" office:value-type="string">
            <text:p>WELCOME</text:p>
          </table:table-cell>
          <table:table-cell table:style-name="ce27" office:value-type="string">
            <text:p>PUB_STEP( UI )</text:p>
          </table:table-cell>
          <table:table-cell table:style-name="ce34"/>
          <table:table-cell table:number-columns-repeated="1021"/>
        </table:table-row>
        <table:table-row table:style-name="ro1">
          <table:table-cell table:style-name="ce28" office:value-type="string">
            <text:p>WELCOME</text:p>
          </table:table-cell>
          <table:table-cell table:style-name="ce33" office:value-type="string">
            <text:p>ns( UI_INTRODUCTION )</text:p>
          </table:table-cell>
          <table:table-cell table:style-name="ce34"/>
          <table:table-cell table:number-columns-repeated="1021"/>
        </table:table-row>
        <table:table-row table:style-name="ro13">
          <table:table-cell table:style-name="ce28" office:value-type="string">
            <text:p>UI_INTRODUCTION</text:p>
          </table:table-cell>
          <table:table-cell table:style-name="ce33" office:value-type="string">
            <text:p>confirm(id_con_intro,1)</text:p>
          </table:table-cell>
          <table:table-cell table:style-name="ce34" office:value-type="string">
            <text:p>&lt;h4&gt;Chapitre 2 : L'interface&lt;/h4&gt;&lt;p&gt;$n Voici pour l'introduction du jeu.&lt;/p&gt;&lt;p&gt; Passons à la présentation de l'*interface*&lt;/em&gt;.&lt;/p&gt;</text:p>
            <text:p><text:span text:style-name="T6"/></text:p>
          </table:table-cell>
          <table:table-cell table:number-columns-repeated="1021"/>
        </table:table-row>
        <table:table-row table:style-name="ro1">
          <table:table-cell table:style-name="ce28" office:value-type="string">
            <text:p>UI_INTRODUCTION</text:p>
          </table:table-cell>
          <table:table-cell table:style-name="ce33" office:value-type="string">
            <text:p>OUTLINE(.avatar)</text:p>
          </table:table-cell>
          <table:table-cell table:style-name="ce34"/>
          <table:table-cell table:number-columns-repeated="1021"/>
        </table:table-row>
        <table:table-row table:style-name="ro14">
          <table:table-cell table:style-name="ce28" office:value-type="string">
            <text:p>UI_INTRODUCTION</text:p>
          </table:table-cell>
          <table:table-cell table:style-name="ce33" office:value-type="string">
            <text:p>DO_CONFIRM(id_con_char,0)</text:p>
          </table:table-cell>
          <table:table-cell table:style-name="ce34" office:value-type="string">
            <text:p>&lt;p&gt;Cette personne, c'est vous.&lt;/p&gt;</text:p>
          </table:table-cell>
          <table:table-cell table:number-columns-repeated="1021"/>
        </table:table-row>
        <table:table-row table:style-name="ro1">
          <table:table-cell table:style-name="ce28" office:value-type="string">
            <text:p>UI_INTRODUCTION</text:p>
          </table:table-cell>
          <table:table-cell table:style-name="ce33" office:value-type="string">
            <text:p>OUTLINE(#myInventory .item)</text:p>
          </table:table-cell>
          <table:table-cell table:style-name="ce34"/>
          <table:table-cell table:number-columns-repeated="1021"/>
        </table:table-row>
        <table:table-row table:style-name="ro15">
          <table:table-cell table:style-name="ce28" office:value-type="string">
            <text:p>UI_INTRODUCTION</text:p>
          </table:table-cell>
          <table:table-cell table:style-name="ce33" office:value-type="string">
            <text:p>DO_CONFIRM(id_con_object,0)</text:p>
          </table:table-cell>
          <table:table-cell table:style-name="ce34" office:value-type="string">
            <text:p>&lt;p&gt;Ces trois emplacements sont votre &lt;em&gt;inventaire&lt;/em&gt;.&lt;/p&gt;&lt;p&gt;Les objets que vous portez se trouvent ici.&lt;/p&gt;</text:p>
          </table:table-cell>
          <table:table-cell table:number-columns-repeated="1021"/>
        </table:table-row>
        <table:table-row table:style-name="ro15">
          <table:table-cell table:style-name="ce28" office:value-type="string">
            <text:p>UI_INTRODUCTION</text:p>
          </table:table-cell>
          <table:table-cell table:style-name="ce33" office:value-type="string">
            <text:p>OUTLINE(.pvsm)</text:p>
          </table:table-cell>
          <table:table-cell table:style-name="ce34"/>
          <table:table-cell table:number-columns-repeated="1021"/>
        </table:table-row>
        <table:table-row table:style-name="ro14">
          <table:table-cell table:style-name="ce28" office:value-type="string">
            <text:p>UI_INTRODUCTION</text:p>
          </table:table-cell>
          <table:table-cell table:style-name="ce33" office:value-type="string">
            <text:p>DO_CONFIRM(id_con_life,0)</text:p>
          </table:table-cell>
          <table:table-cell table:style-name="ce35" office:value-type="string">
            <text:p>&lt;p&gt; Vos &lt;em&gt;Points De Vie&lt;/em&gt; ( &lt;img src="/img/icons/ui/lp.png"/&gt; ) sont ici. Arrivé à 0, vous êtes *mort*.&lt;/p&gt;</text:p>
          </table:table-cell>
          <table:table-cell table:number-columns-repeated="1021"/>
        </table:table-row>
        <table:table-row table:style-name="ro1">
          <table:table-cell table:style-name="ce28" office:value-type="string">
            <text:p>UI_INTRODUCTION</text:p>
          </table:table-cell>
          <table:table-cell table:style-name="ce33" office:value-type="string">
            <text:p>OUTLINE(#cdPaBloc)</text:p>
          </table:table-cell>
          <table:table-cell table:style-name="ce35"/>
          <table:table-cell table:number-columns-repeated="1021"/>
        </table:table-row>
        <table:table-row table:style-name="ro13">
          <table:table-cell table:style-name="ce28" office:value-type="string">
            <text:p>UI_INTRODUCTION</text:p>
          </table:table-cell>
          <table:table-cell table:style-name="ce33" office:value-type="string">
            <text:p>DO_CONFIRM(id_con_act,0)</text:p>
          </table:table-cell>
          <table:table-cell table:style-name="ce34" office:value-type="string">
            <text:p>&lt;p&gt;Ici se trouvent vos &lt;em&gt;Points d'Actions ( &lt;img src="/img/icons/ui/pa_slot1.png"/&gt; )&lt;/em&gt; et vos &lt;em&gt;Points de Mouvement ( &lt;img src="/img/icons/ui/pa_slot2.png"/&gt; )&lt;/em&gt;, nécessaires pour exécuter les actions et se déplacer.&lt;/p&gt;</text:p>
          </table:table-cell>
          <table:table-cell table:number-columns-repeated="1021"/>
        </table:table-row>
        <table:table-row table:style-name="ro1">
          <table:table-cell table:style-name="ce28" office:value-type="string">
            <text:p>UI_INTRODUCTION</text:p>
          </table:table-cell>
          <table:table-cell table:style-name="ce33" office:value-type="string">
            <text:p>OUTLINE(.cycletime)</text:p>
          </table:table-cell>
          <table:table-cell table:style-name="ce34"/>
          <table:table-cell table:number-columns-repeated="1021"/>
        </table:table-row>
        <table:table-row table:style-name="ro16">
          <table:table-cell table:style-name="ce28" office:value-type="string">
            <text:p>UI_INTRODUCTION</text:p>
          </table:table-cell>
          <table:table-cell table:style-name="ce33" office:value-type="string">
            <text:p>DO_CONFIRM(id_con_days,0)</text:p>
          </table:table-cell>
          <table:table-cell table:style-name="ce35" office:value-type="string">
            <text:p>&lt;p&gt;Les jours dans le jeu correspondent avec les jours de la vie terrienne. &lt;/p&gt;</text:p>
            <text:p>&lt;p&gt;À chaque nouveau &lt;em&gt;cycle&lt;/em&gt; ( 3 heures ) vous gagnerez automatiquement des &lt;em&gt;Points d'Action&lt;/em&gt; et de &lt;em&gt;Mouvement&lt;/em&gt; (&lt;img src="/img/icons/ui/pslots.png"/&gt;).&lt;/p&gt;</text:p>
          </table:table-cell>
          <table:table-cell table:number-columns-repeated="1021"/>
        </table:table-row>
        <table:table-row table:style-name="ro1">
          <table:table-cell table:style-name="ce28" office:value-type="string">
            <text:p>UI_INTRODUCTION</text:p>
          </table:table-cell>
          <table:table-cell table:style-name="ce33" office:value-type="string">
            <text:p>OUTLINE(.cdShipCasio)</text:p>
          </table:table-cell>
          <table:table-cell table:style-name="ce35"/>
          <table:table-cell table:number-columns-repeated="1021"/>
        </table:table-row>
        <table:table-row table:style-name="ro14">
          <table:table-cell table:style-name="ce28" office:value-type="string">
            <text:p>UI_INTRODUCTION</text:p>
          </table:table-cell>
          <table:table-cell table:style-name="ce33" office:value-type="string">
            <text:p>DO_CONFIRM(id_con_casio,0)</text:p>
          </table:table-cell>
          <table:table-cell table:style-name="ce35" office:value-type="string">
            <text:p>&lt;p&gt;Ce compteur vous montre le temps qu'il reste avant le *cycle suivant*.&lt;/p&gt;</text:p>
          </table:table-cell>
          <table:table-cell table:number-columns-repeated="1021"/>
        </table:table-row>
        <table:table-row table:style-name="ro1">
          <table:table-cell table:style-name="ce28" office:value-type="string">
            <text:p>UI_INTRODUCTION</text:p>
          </table:table-cell>
          <table:table-cell table:style-name="ce33" office:value-type="string">
            <text:p>OUTLINE(#cdPaBloc)</text:p>
          </table:table-cell>
          <table:table-cell table:style-name="ce35"/>
          <table:table-cell table:number-columns-repeated="1021"/>
        </table:table-row>
        <table:table-row table:style-name="ro17">
          <table:table-cell table:style-name="ce28" office:value-type="string">
            <text:p>UI_INTRODUCTION</text:p>
          </table:table-cell>
          <table:table-cell table:style-name="ce33" office:value-type="string">
            <text:p>DO_CONFIRM(id_con_act2,0)</text:p>
          </table:table-cell>
          <table:table-cell table:style-name="ce35" office:value-type="string">
            <text:p>&lt;p&gt;Quand vos &lt;em&gt;points d'Action&lt;/em&gt; et de &lt;em&gt;Mouvement&lt;/em&gt; sont épuisés ( &lt;img src="/img/icons/ui/pslots.png"/&gt; ),</text:p>
            <text:p><text:s/>il vous suffit d'&lt;strong&gt;attendre la fin du cycle actuel (3 heures)&lt;/strong&gt; pour récupérer quelques uns.&lt;/p&gt;&lt;p&gt;&lt;strong&gt;Vous pouvez aussi revenir bien plus tard&lt;/strong&gt; pour voir vos barres totalement remplies.&lt;/p&gt;</text:p>
          </table:table-cell>
          <table:table-cell table:number-columns-repeated="1021"/>
        </table:table-row>
        <table:table-row table:style-name="ro14">
          <table:table-cell table:style-name="ce28" office:value-type="string">
            <text:p>UI_INTRODUCTION</text:p>
          </table:table-cell>
          <table:table-cell table:style-name="ce33" office:value-type="string">
            <text:p>DO_CONFIRM(id_con_room,0)</text:p>
          </table:table-cell>
          <table:table-cell table:style-name="ce34" office:value-type="string">
            <text:p>&lt;p&gt;Dans cette partie centrale, vous voyez la salle où vous vous trouvez en ce moment. Actuellement, vous vous situez dans le &lt;em&gt;Laboratoire&lt;/em&gt;.&lt;/p&gt;</text:p>
          </table:table-cell>
          <table:table-cell table:number-columns-repeated="1021"/>
        </table:table-row>
        <table:table-row table:style-name="ro14">
          <table:table-cell table:style-name="ce28" office:value-type="string">
            <text:p>UI_INTRODUCTION</text:p>
          </table:table-cell>
          <table:table-cell table:style-name="ce33" office:value-type="string">
            <text:p>DO_CONFIRM(id_con_log,0)</text:p>
          </table:table-cell>
          <table:table-cell table:style-name="ce34" office:value-type="string">
            <text:p>&lt;p&gt;L'activité de certaines salles peut être intense, n'oubliez pas de surveiller le &lt;em&gt;historique d'événements&lt;/em&gt;.&lt;/p&gt;</text:p>
          </table:table-cell>
          <table:table-cell table:number-columns-repeated="1021"/>
        </table:table-row>
        <table:table-row table:style-name="ro1">
          <table:table-cell table:style-name="ce28" office:value-type="string">
            <text:p>UI_INTRODUCTION</text:p>
          </table:table-cell>
          <table:table-cell table:style-name="ce27" office:value-type="string">
            <text:p>PUB_STEP( FIRST_STEP )</text:p>
          </table:table-cell>
          <table:table-cell table:style-name="ce34"/>
          <table:table-cell table:number-columns-repeated="1021"/>
        </table:table-row>
        <table:table-row table:style-name="ro16">
          <table:table-cell table:style-name="ce28" office:value-type="string">
            <text:p>UI_INTRODUCTION</text:p>
          </table:table-cell>
          <table:table-cell table:style-name="ce33" office:value-type="string">
            <text:p>confirm(id_con_intro,1)</text:p>
          </table:table-cell>
          <table:table-cell table:style-name="ce35" office:value-type="string">
            <text:p>&lt;h4&gt;Chapitre 3 : Premiers pas&lt;/h4&gt;&lt;p&gt;$n Nous avons fini avec la présentation de l'interface. Mes senseurs m'indiquent votre impatience. Ne soyez donc point si pressé... Il n'y a pas le feu...&lt;small&gt;soupir numérique&lt;/small&gt;. <text:s/>Passons donc à la pratique.&lt;/p&gt;</text:p>
            <text:p><text:span text:style-name="T6">&lt;p&gt;Vous pourrez à tout moment quitter l'apprentissage en cliquant sur le bouton &lt;em&gt;à droite de </text:span><text:span text:style-name="T6">l'interface&lt;/em&gt;.&lt;/p&gt;</text:span></text:p>
          </table:table-cell>
          <table:table-cell table:number-columns-repeated="1021"/>
        </table:table-row>
        <table:table-row table:style-name="ro1">
          <table:table-cell table:style-name="ce28" office:value-type="string">
            <text:p>UI_INTRODUCTION</text:p>
          </table:table-cell>
          <table:table-cell table:style-name="ce33" office:value-type="string">
            <text:p>ns( FIRST_STEP )</text:p>
          </table:table-cell>
          <table:table-cell table:style-name="ce27"/>
          <table:table-cell table:number-columns-repeated="1021"/>
        </table:table-row>
        <table:table-row table:style-name="ro1">
          <table:table-cell table:style-name="ce28" office:value-type="string">
            <text:p>FIRST_STEP</text:p>
          </table:table-cell>
          <table:table-cell office:value-type="string">
            <text:p>OUTLINE(.statuses li img)</text:p>
          </table:table-cell>
          <table:table-cell table:style-name="ce27"/>
          <table:table-cell table:number-columns-repeated="1021"/>
        </table:table-row>
        <table:table-row table:style-name="ro13">
          <table:table-cell table:style-name="ce28" office:value-type="string">
            <text:p>FIRST_STEP</text:p>
          </table:table-cell>
          <table:table-cell table:style-name="ce33" office:value-type="string">
            <text:p>DO_CONFIRM(id_con_hungry,0)</text:p>
          </table:table-cell>
          <table:table-cell table:style-name="ce34" office:value-type="string">
            <text:p>&lt;p&gt;Cette icône de statut ( &lt;img src="/img/icons/ui/status/hungry.png"/&gt; ) indique que vous avez faim.&lt;/p&gt;&lt;p&gt; Pour y remédier, dirigeons-nous vers le *Refectoire* où sont stockés les *Rations*.</text:p>
          </table:table-cell>
          <table:table-cell table:number-columns-repeated="1021"/>
        </table:table-row>
        <table:table-row table:style-name="ro1">
          <table:table-cell table:style-name="ce28" office:value-type="string">
            <text:p>FIRST_STEP</text:p>
          </table:table-cell>
          <table:table-cell table:style-name="ce33" office:value-type="string">
            <text:p>ENABLE_ACTION(true)</text:p>
          </table:table-cell>
          <table:table-cell table:style-name="ce34"/>
          <table:table-cell table:number-columns-repeated="1021"/>
        </table:table-row>
        <table:table-row table:style-name="ro1">
          <table:table-cell table:style-name="ce28" office:value-type="string">
            <text:p>FIRST_STEP</text:p>
          </table:table-cell>
          <table:table-cell table:style-name="ce33" office:value-type="string">
            <text:p>DEBLACKLIST_ACTION(MOVE)</text:p>
          </table:table-cell>
          <table:table-cell table:style-name="ce34"/>
          <table:table-cell table:number-columns-repeated="1021"/>
        </table:table-row>
        <table:table-row table:style-name="ro13">
          <table:table-cell table:style-name="ce28" office:value-type="string">
            <text:p>FIRST_STEP</text:p>
          </table:table-cell>
          <table:table-cell table:style-name="ce33" office:value-type="string">
            <text:p>EXPECT_LOCATION(CORRIDOR_A,go_corr_a)</text:p>
          </table:table-cell>
          <table:table-cell table:style-name="ce34" office:value-type="string">
            <text:p>&lt;p&gt;Cliquez sur cette porte pour aller au &lt;em&gt;Réfectoire&lt;/em&gt; !&lt;/p&gt;</text:p>
            <text:p/>
          </table:table-cell>
          <table:table-cell table:number-columns-repeated="1021"/>
        </table:table-row>
        <table:table-row table:style-name="ro1">
          <table:table-cell table:style-name="ce28" office:value-type="string">
            <text:p>FIRST_STEP</text:p>
          </table:table-cell>
          <table:table-cell table:style-name="ce33" office:value-type="string">
            <text:p>ENABLE_LOCATION( CORRIDOR_A,false )</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EXPECT_LOCATION( CORRIDOR_B,go_corr_b)</text:p>
          </table:table-cell>
          <table:table-cell table:style-name="ce35" office:value-type="string">
            <text:p>&lt;p&gt;Par ici, direction &lt;em&gt;Couloir central&lt;/em&gt;.&lt;/p&gt;</text:p>
          </table:table-cell>
          <table:table-cell table:number-columns-repeated="1021"/>
        </table:table-row>
        <table:table-row table:style-name="ro1">
          <table:table-cell table:style-name="ce28" office:value-type="string">
            <text:p>FIRST_STEP</text:p>
          </table:table-cell>
          <table:table-cell table:style-name="ce33" office:value-type="string">
            <text:p>ENABLE_LOCATION( CORRIDOR_B,false )</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EXPECT_LOCATION( REFECTORY,go_refec)</text:p>
          </table:table-cell>
          <table:table-cell table:style-name="ce35" office:value-type="string">
            <text:p>&lt;p&gt;Parfait. Voici la porte du &lt;em&gt;Réfectoire&lt;/em&gt;.&lt;/p&gt;</text:p>
          </table:table-cell>
          <table:table-cell table:number-columns-repeated="1021"/>
        </table:table-row>
        <table:table-row table:style-name="ro1">
          <table:table-cell table:style-name="ce28" office:value-type="string">
            <text:p>FIRST_STEP</text:p>
          </table:table-cell>
          <table:table-cell table:style-name="ce33" office:value-type="string">
            <text:p>uif(EXPECT_CLOSET_OPENED,true)</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DO_CONFIRM(id_con_room,0)</text:p>
          </table:table-cell>
          <table:table-cell table:style-name="ce35" office:value-type="string">
            <text:p>&lt;p&gt;Bien. Vous êtes dans le &lt;em&gt;Réfectoire&lt;/em&gt; !&lt;/p&gt;</text:p>
          </table:table-cell>
          <table:table-cell table:number-columns-repeated="1021"/>
        </table:table-row>
        <table:table-row table:style-name="ro1">
          <table:table-cell table:style-name="ce28" office:value-type="string">
            <text:p>FIRST_STEP</text:p>
          </table:table-cell>
          <table:table-cell table:style-name="ce33" office:value-type="string">
            <text:p>SPAWN_ITEM( r(SPACE_RATION),REFECTORY,false,true)</text:p>
          </table:table-cell>
          <table:table-cell table:style-name="ce35"/>
          <table:table-cell table:number-columns-repeated="1021"/>
        </table:table-row>
        <table:table-row table:style-name="ro13">
          <table:table-cell table:style-name="ce28" office:value-type="string">
            <text:p>FIRST_STEP</text:p>
          </table:table-cell>
          <table:table-cell table:style-name="ce33" office:value-type="string">
            <text:p>EXPECT_CLOSET_OPENED(open_closet)</text:p>
          </table:table-cell>
          <table:table-cell table:style-name="ce35" office:value-type="string">
            <text:p>&lt;p&gt;Vous devriez chercher à manger.&lt;/p&gt;&lt;p&gt;*Tous les objets* qui peuvent être *pris* sont dans l'&lt;em&gt;Etagère de chaque pièce&lt;/em&gt;.&lt;/p&gt;</text:p>
            <text:p>&lt;p&gt; Sélectionnez l'&lt;em&gt;Etagère&lt;/em&gt; pour voir son contenu. &lt;/p&gt;</text:p>
          </table:table-cell>
          <table:table-cell table:number-columns-repeated="1021"/>
        </table:table-row>
        <table:table-row table:style-name="ro1">
          <table:table-cell table:style-name="ce28" office:value-type="string">
            <text:p>FIRST_STEP</text:p>
          </table:table-cell>
          <table:table-cell table:style-name="ce33" office:value-type="string">
            <text:p>uif( FORCE_CLOSET_OPENED,true )</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DEBLACKLIST_ACTION(EAT)</text:p>
          </table:table-cell>
          <table:table-cell table:style-name="ce35"/>
          <table:table-cell table:number-columns-repeated="1021"/>
        </table:table-row>
        <table:table-row table:style-name="ro13">
          <table:table-cell table:style-name="ce28" office:value-type="string">
            <text:p>FIRST_STEP</text:p>
          </table:table-cell>
          <table:table-cell table:style-name="ce33" office:value-type="string">
            <text:p>DO_CONFIRM(room_inv,0)</text:p>
          </table:table-cell>
          <table:table-cell table:style-name="ce35" office:value-type="string">
            <text:p>&lt;p&gt; Voici la *liste d'objets qui se trouvent dans le Réfectoire*.&lt;/p&gt;&lt;p&gt; Certains peuvent être *cassés* ou même *cachés*.&lt;/p&gt;</text:p>
            <text:p/>
          </table:table-cell>
          <table:table-cell table:number-columns-repeated="1021"/>
        </table:table-row>
        <table:table-row table:style-name="ro13">
          <table:table-cell table:style-name="ce28" office:value-type="string">
            <text:p>FIRST_STEP</text:p>
          </table:table-cell>
          <table:table-cell table:style-name="ce33" office:value-type="string">
            <text:p>EXPECT_ACTION( EAT,eat_that)</text:p>
          </table:table-cell>
          <table:table-cell table:style-name="ce35" office:value-type="string">
            <text:p/>
            <text:p>&lt;p&gt;Cliquez sur une *Ration* pour la &lt;em&gt;sélectionner&lt;/em&gt;, puis cliquez sur l'action *Consommer*.&lt;/p&gt;</text:p>
          </table:table-cell>
          <table:table-cell table:style-name="ce35"/>
          <table:table-cell table:number-columns-repeated="1020"/>
        </table:table-row>
        <table:table-row table:style-name="ro1">
          <table:table-cell table:style-name="ce28" office:value-type="string">
            <text:p>FIRST_STEP</text:p>
          </table:table-cell>
          <table:table-cell table:style-name="ce33" office:value-type="string">
            <text:p>uif( EXPECT_CLOSET_OPENED,false)</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uif( FORCE_CLOSET_OPENED,false )</text:p>
          </table:table-cell>
          <table:table-cell table:style-name="ce35"/>
          <table:table-cell table:number-columns-repeated="1021"/>
        </table:table-row>
        <table:table-row table:style-name="ro18">
          <table:table-cell table:style-name="ce28" office:value-type="string">
            <text:p>FIRST_STEP</text:p>
          </table:table-cell>
          <table:table-cell table:style-name="ce33" office:value-type="string">
            <text:p>DO_CONFIRM(id_con_log,0)</text:p>
          </table:table-cell>
          <table:table-cell table:style-name="ce35" office:value-type="string">
            <text:p>&lt;p&gt;Après 16 ans de cryogénisation... L’icône de faim a disparue. </text:p>
            <text:p>Voici l'&lt;em&gt;historique des événements&lt;/em&gt; qui contient le résultat de l'*action que vous venez de réaliser*.&lt;p&gt;</text:p>
            <text:p><text:s/>&lt;p&gt;Un problème est apparu... Partons à la &lt;em&gt;Tourelle Alpha Avant&lt;/em&gt;.&lt;/p&gt;</text:p>
          </table:table-cell>
          <table:table-cell table:number-columns-repeated="1021"/>
        </table:table-row>
        <table:table-row table:style-name="ro1">
          <table:table-cell table:style-name="ce28" office:value-type="string">
            <text:p>FIRST_STEP</text:p>
          </table:table-cell>
          <table:table-cell table:style-name="ce33" office:value-type="string">
            <text:p>ENABLE_LOCATION( REFECTORY,false )</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EXPECT_LOCATION( CORRIDOR_B,your_own)</text:p>
          </table:table-cell>
          <table:table-cell table:style-name="ce35" office:value-type="string">
            <text:p>&lt;p&gt;&lt;img src="/img/design/arrow_anim.gif" /&gt; Dirigez-vous au &lt;em&gt;Stockage avant&lt;/em&gt;. Pour y aller, c'est trivial : il n'y a qu'une porte ici.&lt;/p&gt;</text:p>
          </table:table-cell>
          <table:table-cell table:number-columns-repeated="1021"/>
        </table:table-row>
        <table:table-row table:style-name="ro1">
          <table:table-cell table:style-name="ce28" office:value-type="string">
            <text:p>FIRST_STEP</text:p>
          </table:table-cell>
          <table:table-cell table:style-name="ce33" office:value-type="string">
            <text:p>ENABLE_LOCATION( CORRIDOR_B,false )</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EXPECT_LOCATION( CORRIDOR_A, your_own)</text:p>
          </table:table-cell>
          <table:table-cell table:style-name="ce35" office:value-type="string">
            <text:p>&lt;p&gt;&lt;img src="/img/design/arrow_anim.gif" /&gt; Vous êtes de retour au Couloir Avant.&lt;/p&gt;&lt;p&gt;Prenez la *porte* en face du &lt;em&gt;Réfectoire&lt;em&gt;.&lt;/p&gt;</text:p>
          </table:table-cell>
          <table:table-cell table:number-columns-repeated="1021"/>
        </table:table-row>
        <table:table-row table:style-name="ro1">
          <table:table-cell table:style-name="ce28" office:value-type="string">
            <text:p>FIRST_STEP</text:p>
          </table:table-cell>
          <table:table-cell table:style-name="ce33" office:value-type="string">
            <text:p>uif( BREAK_THE_DOOR ,true)</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uif( EXPECT_CLOSET_OPENED, true )</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SPAWN_ITEM( i(WRENCH),CORRIDOR_A,false,true)</text:p>
          </table:table-cell>
          <table:table-cell table:style-name="ce35"/>
          <table:table-cell table:number-columns-repeated="1021"/>
        </table:table-row>
        <table:table-row table:style-name="ro13">
          <table:table-cell table:style-name="ce28" office:value-type="string">
            <text:p>FIRST_STEP</text:p>
          </table:table-cell>
          <table:table-cell table:style-name="ce33" office:value-type="string">
            <text:p>EXPECT_CLOSET_OPENED(open_closet2)</text:p>
          </table:table-cell>
          <table:table-cell table:style-name="ce35" office:value-type="string">
            <text:p>&lt;p&gt;Dans ce couloir il y a une &lt;em&gt;Porte cassée&lt;/em&gt; !&lt;/p&gt;&lt;p&gt; Tout d'abord, cherchez l'*Étagère* et cliquez sur elle. Elle peut contenir le nécessaire pour réparer la porte.&lt;/p</text:p>
          </table:table-cell>
          <table:table-cell table:number-columns-repeated="1021"/>
        </table:table-row>
        <table:table-row table:style-name="ro1">
          <table:table-cell table:style-name="ce28" office:value-type="string">
            <text:p>FIRST_STEP</text:p>
          </table:table-cell>
          <table:table-cell table:style-name="ce33" office:value-type="string">
            <text:p>uif( FORCE_CLOSET_OPENED,true )</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DEBLACKLIST_ACTION(PICK_OBJECT)</text:p>
          </table:table-cell>
          <table:table-cell table:style-name="ce35"/>
          <table:table-cell table:number-columns-repeated="1021"/>
        </table:table-row>
        <table:table-row table:style-name="ro13">
          <table:table-cell table:style-name="ce28" office:value-type="string">
            <text:p>FIRST_STEP</text:p>
          </table:table-cell>
          <table:table-cell table:style-name="ce33" office:value-type="string">
            <text:p>EXPECT_IN_INVENTORY( WRENCH, select_wrench )</text:p>
          </table:table-cell>
          <table:table-cell table:style-name="ce35" office:value-type="string">
            <text:p>&lt;p&gt;Dans l'*Étagère*, il y a une *Clé à Molette* ! Elle augmentera vos &lt;em&gt;chances de réussite&lt;/em&gt; pour *réparer la Porte*.&lt;/p&gt;</text:p>
            <text:p>&lt;p&gt; Sélectionnez d'abord la *Clé à Molette* et effectuer l'action *Prendre*.&lt;/p&gt;</text:p>
          </table:table-cell>
          <table:table-cell table:number-columns-repeated="1021"/>
        </table:table-row>
        <table:table-row table:style-name="ro14">
          <table:table-cell table:style-name="ce28" office:value-type="string">
            <text:p>FIRST_STEP</text:p>
          </table:table-cell>
          <table:table-cell table:style-name="ce33" office:value-type="string">
            <text:p>DO_CONFIRM(id_con_wrench_taken,0)</text:p>
          </table:table-cell>
          <table:table-cell table:style-name="ce35" office:value-type="string">
            <text:p><text:s/>&lt;p&gt;La *Clé à molette* est désormais dans votre *inventaire*.&lt;/p&gt;</text:p>
          </table:table-cell>
          <table:table-cell table:number-columns-repeated="1021"/>
        </table:table-row>
        <table:table-row table:style-name="ro1">
          <table:table-cell table:style-name="ce28" office:value-type="string">
            <text:p>FIRST_STEP</text:p>
          </table:table-cell>
          <table:table-cell table:style-name="ce33" office:value-type="string">
            <text:p>bla(PICK_OBJECT)</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bla(DROP_OBJECT)</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uif( FORCE_CLOSET_OPENED, false )</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uif( EXPECT_CLOSET_OPENED, false )</text:p>
          </table:table-cell>
          <table:table-cell table:style-name="ce35"/>
          <table:table-cell table:number-columns-repeated="1021"/>
        </table:table-row>
        <table:table-row table:style-name="ro13">
          <table:table-cell table:style-name="ce28" office:value-type="string">
            <text:p>FIRST_STEP</text:p>
          </table:table-cell>
          <table:table-cell table:style-name="ce33" office:value-type="string">
            <text:p>EXPECT_ACTION( REPAIR_TUTO_0,repair_that)</text:p>
          </table:table-cell>
          <table:table-cell table:style-name="ce35" office:value-type="string">
            <text:p>&lt;p&gt;Maintenant, cliquez sur la &lt;em&gt;Porte Cassée&lt;/em&gt; pour la sélectionner et exécutez l'action *Réparer*.&lt;/p&gt;&lt;p&gt; Grâce à la *Clé À Molette*, vous avez plus de chances de réparer la porte.&lt;/p&gt;</text:p>
          </table:table-cell>
          <table:table-cell table:number-columns-repeated="1021"/>
        </table:table-row>
        <table:table-row table:style-name="ro1">
          <table:table-cell table:style-name="ce28" office:value-type="string">
            <text:p>FIRST_STEP</text:p>
          </table:table-cell>
          <table:table-cell table:style-name="ce33" office:value-type="string">
            <text:p>BLACKLIST_ALL_ACTION</text:p>
          </table:table-cell>
          <table:table-cell table:style-name="ce35"/>
          <table:table-cell table:number-columns-repeated="1021"/>
        </table:table-row>
        <table:table-row table:style-name="ro19">
          <table:table-cell table:style-name="ce28" office:value-type="string">
            <text:p>FIRST_STEP</text:p>
          </table:table-cell>
          <table:table-cell table:style-name="ce33" office:value-type="string">
            <text:p>DO_CONFIRM(fail,0)</text:p>
          </table:table-cell>
          <table:table-cell table:style-name="ce35" office:value-type="string">
            <text:p>&lt;p&gt;Echec...&lt;/p&gt;&lt;p&gt;Ici, dans &lt;em&gt;l'historique&lt;/em&gt; (et tchat), vous pouvez lire le résultats de vos actions et celles des autres équipiers.&lt;/p&gt;</text:p>
            <text:p>&lt;p&gt;L'action vous a coûté 1 &lt;img src="/img/icons/ui/pa_slot1.png"/&gt;, mais il vous en reste encore.&lt;/p&gt;</text:p>
          </table:table-cell>
          <table:table-cell table:number-columns-repeated="1021"/>
        </table:table-row>
        <table:table-row table:style-name="ro1">
          <table:table-cell table:style-name="ce28" office:value-type="string">
            <text:p>FIRST_STEP</text:p>
          </table:table-cell>
          <table:table-cell table:style-name="ce33" office:value-type="string">
            <text:p>EXPECT_ACTION( REPAIR_TUTO_1,your_own)</text:p>
          </table:table-cell>
          <table:table-cell office:value-type="string">
            <text:p>&lt;p&gt;&lt;img src="/img/design/arrow_anim.gif" /&gt; Avec la &lt;em&gt;Porte cassée&lt;/em&gt; sélectionnée, effectuez à nouveau l'action *Réparer*.&lt;/p&gt;</text:p>
          </table:table-cell>
          <table:table-cell table:number-columns-repeated="1021"/>
        </table:table-row>
        <table:table-row table:style-name="ro1">
          <table:table-cell table:style-name="ce28" office:value-type="string">
            <text:p>FIRST_STEP</text:p>
          </table:table-cell>
          <table:table-cell table:style-name="ce33" office:value-type="string">
            <text:p>BLACKLIST_ALL_ACTION</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dbl(MOVE)</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ENABLE_LOCATION( CORRIDOR_A,false )</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RESERVE_HUNTER</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DO_CONFIRM(id_con_log,0)</text:p>
          </table:table-cell>
          <table:table-cell table:style-name="ce35" office:value-type="string">
            <text:p>&lt;p&gt;Min...&lt;small&gt;Grésillement...&lt;/small&gt;Parfait. Vous avez réparé la porte !&lt;/p&gt;</text:p>
          </table:table-cell>
          <table:table-cell table:number-columns-repeated="1021"/>
        </table:table-row>
        <table:table-row table:style-name="ro14">
          <table:table-cell table:style-name="ce28" office:value-type="string">
            <text:p>FIRST_STEP</text:p>
          </table:table-cell>
          <table:table-cell table:style-name="ce33" office:value-type="string">
            <text:p>EXPECT_LOCATION( LASER_TURRET_A_0,your_own)</text:p>
          </table:table-cell>
          <table:table-cell table:style-name="ce35" office:value-type="string">
            <text:p>&lt;p&gt;Maintenant, allez à la &lt;em&gt;Tourelle Alpha Avant&lt;/em&gt; vérifier l'état de nos défenses.&lt;/p&gt;</text:p>
          </table:table-cell>
          <table:table-cell table:number-columns-repeated="1021"/>
        </table:table-row>
        <table:table-row table:style-name="ro14">
          <table:table-cell table:style-name="ce28" office:value-type="string">
            <text:p>FIRST_STEP</text:p>
          </table:table-cell>
          <table:table-cell table:style-name="ce33" office:value-type="string">
            <text:p>confirm(your_own2,0)</text:p>
          </table:table-cell>
          <table:table-cell table:style-name="ce35" office:value-type="string">
            <text:p>&lt;p&gt;Mes radars signalent un problème ici, des *Hunters nous attaquent* !&lt;/p&gt;</text:p>
          </table:table-cell>
          <table:table-cell table:number-columns-repeated="1021"/>
        </table:table-row>
        <table:table-row table:style-name="ro14">
          <table:table-cell table:style-name="ce28" office:value-type="string">
            <text:p>FIRST_STEP</text:p>
          </table:table-cell>
          <table:table-cell table:style-name="ce33" office:value-type="string">
            <text:p>DO_CONFIRM(id_turret_left,0)</text:p>
          </table:table-cell>
          <table:table-cell table:style-name="ce35" office:value-type="string">
            <text:p>&lt;p&gt;À &lt;em&gt;gauche&lt;/em&gt;, la liste des *Tourelles* du Daedalus et leurs occupants.&lt;/p&gt;</text:p>
          </table:table-cell>
          <table:table-cell table:number-columns-repeated="1021"/>
        </table:table-row>
        <table:table-row table:style-name="ro1">
          <table:table-cell table:style-name="ce28" office:value-type="string">
            <text:p>FIRST_STEP</text:p>
          </table:table-cell>
          <table:table-cell table:style-name="ce33" office:value-type="string">
            <text:p>DO_CONFIRM(id_turret_right,0)</text:p>
          </table:table-cell>
          <table:table-cell office:value-type="string">
            <text:p>&lt;p&gt;À &lt;em&gt;droite&lt;/em&gt;, la liste des *Hunters* attaquants.&lt;/p&gt;</text:p>
          </table:table-cell>
          <table:table-cell table:number-columns-repeated="1021"/>
        </table:table-row>
        <table:table-row table:style-name="ro14">
          <table:table-cell table:style-name="ce28" office:value-type="string">
            <text:p>FIRST_STEP</text:p>
          </table:table-cell>
          <table:table-cell table:style-name="ce33" office:value-type="string">
            <text:p>EXPECT_ACTION( SHOOT_TUTO_0,shoot_that )</text:p>
          </table:table-cell>
          <table:table-cell table:style-name="ce35" office:value-type="string">
            <text:p>&lt;p&gt;Cliquez sur la &lt;em&gt;Tourelle&lt;/em&gt; pour en prendre le contrôle. Ensuite, effectuez l'action *Tirer*.&lt;/p&gt;</text:p>
          </table:table-cell>
          <table:table-cell table:number-columns-repeated="1021"/>
        </table:table-row>
        <table:table-row table:style-name="ro1">
          <table:table-cell table:style-name="ce28" office:value-type="string">
            <text:p>FIRST_STEP</text:p>
          </table:table-cell>
          <table:table-cell table:style-name="ce33" office:value-type="string">
            <text:p>bla( SHOOT_TUTO_0 )</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EXPECT_ACTION( SHOOT_TUTO_1,shoot_that )</text:p>
          </table:table-cell>
          <table:table-cell table:style-name="ce35" office:value-type="string">
            <text:p>&lt;p&gt;Inc...Malencontreusement, *Vous avez raté votre tir* ! (Regardez l'historique à droite). Vous pouvez encore &lt;em&gt;réessayer&lt;/em&gt;, profitez-en !&lt;/p&gt;</text:p>
          </table:table-cell>
          <table:table-cell table:number-columns-repeated="1021"/>
        </table:table-row>
        <table:table-row table:style-name="ro1">
          <table:table-cell table:style-name="ce28" office:value-type="string">
            <text:p>FIRST_STEP</text:p>
          </table:table-cell>
          <table:table-cell table:style-name="ce33" office:value-type="string">
            <text:p>bla( SHOOT_TUTO_1 )</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uif( FAKE_HUNTER,false )</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REFILL_PA</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DO_CONFIRM(id_con_log,0)</text:p>
          </table:table-cell>
          <table:table-cell table:style-name="ce35" office:value-type="string">
            <text:p>&lt;p&gt;Félicitation. Un Hunter assaillant a été détruit.&lt;/p&gt;</text:p>
          </table:table-cell>
          <table:table-cell table:number-columns-repeated="1021"/>
        </table:table-row>
        <table:table-row table:style-name="ro14">
          <table:table-cell table:style-name="ce28" office:value-type="string">
            <text:p>FIRST_STEP</text:p>
          </table:table-cell>
          <table:table-cell table:style-name="ce33" office:value-type="string">
            <text:p>DO_CONFIRM(your_own2,0)</text:p>
          </table:table-cell>
          <table:table-cell table:style-name="ce35" office:value-type="string">
            <text:p>&lt;p&gt; Le Daedalus est un labyrinthe, allez chercher votre carte numérique, le *Traqueur*.&lt;/p&gt;&lt;p&gt; Elle est stockée sur le &lt;em&gt;Pont&lt;/em&gt;.&lt;/p&gt;</text:p>
          </table:table-cell>
          <table:table-cell table:number-columns-repeated="1021"/>
        </table:table-row>
        <table:table-row table:style-name="ro1">
          <table:table-cell table:style-name="ce28" office:value-type="string">
            <text:p>FIRST_STEP</text:p>
          </table:table-cell>
          <table:table-cell table:style-name="ce33" office:value-type="string">
            <text:p>ENABLE_LOCATION( LASER_TURRET_A_0,false )</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EXPECT_LOCATION( COMMAND_CENTER,your_own)</text:p>
          </table:table-cell>
          <table:table-cell table:style-name="ce35" office:value-type="string">
            <text:p>&lt;p&gt;&lt;img src="/img/design/arrow_anim.gif" /&gt; Prenez la *Porte* vers le &lt;em&gt;Pont&lt;/em&gt;.&lt;/p&gt;</text:p>
          </table:table-cell>
          <table:table-cell table:number-columns-repeated="1021"/>
        </table:table-row>
        <table:table-row table:style-name="ro1">
          <table:table-cell table:style-name="ce28" office:value-type="string">
            <text:p>FIRST_STEP</text:p>
          </table:table-cell>
          <table:table-cell table:style-name="ce33" office:value-type="string">
            <text:p>ENABLE_LOCATION( <text:s/>COMMAND_CENTER,false)</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RESERVE_ITEM( TRACKER,false )</text:p>
          </table:table-cell>
          <table:table-cell table:style-name="ce35"/>
          <table:table-cell table:number-columns-repeated="1021"/>
        </table:table-row>
        <table:table-row table:style-name="ro13">
          <table:table-cell table:style-name="ce28" office:value-type="string">
            <text:p>FIRST_STEP</text:p>
          </table:table-cell>
          <table:table-cell table:style-name="ce33" office:value-type="string">
            <text:p>EXPECT_IN_INVENTORY( TRACKER, your_own )</text:p>
          </table:table-cell>
          <table:table-cell table:style-name="ce35" office:value-type="string">
            <text:p>&lt;p&gt;Sélectionnez l'*Étagère* et *prenez* le &lt;em&gt;Traqueur&lt;/em&gt;.&lt;/p&lt;p&gt; C'est une carte numérique connectée à mon réseau, elle vous fournira des informations pertinentes sur le vaisseau.&lt;/p&gt;</text:p>
          </table:table-cell>
          <table:table-cell table:number-columns-repeated="1021"/>
        </table:table-row>
        <table:table-row table:style-name="ro1">
          <table:table-cell table:style-name="ce28" office:value-type="string">
            <text:p>FIRST_STEP</text:p>
          </table:table-cell>
          <table:table-cell table:style-name="ce33" office:value-type="string">
            <text:p>HIDE_CLOSET</text:p>
          </table:table-cell>
          <table:table-cell table:style-name="ce35"/>
          <table:table-cell table:number-columns-repeated="1021"/>
        </table:table-row>
        <table:table-row table:style-name="ro14">
          <table:table-cell table:style-name="ce28" office:value-type="string">
            <text:p>FIRST_STEP</text:p>
          </table:table-cell>
          <table:table-cell table:style-name="ce33" office:value-type="string">
            <text:p>confirm(track,0)</text:p>
          </table:table-cell>
          <table:table-cell table:style-name="ce35" office:value-type="string">
            <text:p>&lt;p&gt;Maintenant que vous avez le *Traqueur*, vous avez accès à une &lt;em&gt;carte du vaisseau&lt;/em&gt;. Votre position est representé par le point *blanc*.&lt;/p&gt;</text:p>
          </table:table-cell>
          <table:table-cell table:number-columns-repeated="1021"/>
        </table:table-row>
        <table:table-row table:style-name="ro1">
          <table:table-cell table:style-name="ce28" office:value-type="string">
            <text:p>FIRST_STEP</text:p>
          </table:table-cell>
          <table:table-cell table:style-name="ce33" office:value-type="string">
            <text:p>dbl( SEEK_HIDDEN )</text:p>
          </table:table-cell>
          <table:table-cell table:number-columns-repeated="1022"/>
        </table:table-row>
        <table:table-row table:style-name="ro1">
          <table:table-cell table:style-name="ce28" office:value-type="string">
            <text:p>FIRST_STEP</text:p>
          </table:table-cell>
          <table:table-cell table:style-name="ce33" office:value-type="string">
            <text:p>RESERVE_ITEM( TALKY_WALKY,true )</text:p>
          </table:table-cell>
          <table:table-cell table:number-columns-repeated="1022"/>
        </table:table-row>
        <table:table-row table:style-name="ro2">
          <table:table-cell table:style-name="ce28" office:value-type="string">
            <text:p>FIRST_STEP</text:p>
          </table:table-cell>
          <table:table-cell table:style-name="ce33" office:value-type="string">
            <text:p>EXPECT_ACTION( SEEK_HIDDEN,seek)</text:p>
          </table:table-cell>
          <table:table-cell office:value-type="string">
            <text:p>&lt;p&gt;Les *Etagères* sont parfois trompeuses. Il peut y avoir des objets cachées dans la pièce que vous pouvez rater si vous n'y prenez pas garde...&lt;/p&gt;</text:p>
            <text:p>&lt;p&gt;Cliquez sur &lt;em&gt;Fouiller&lt;/em&gt; pour *chercher dans la pièce*.&lt;/p&gt;&lt;p&gt; Voyons, si il n'y aurait pas un équipier malhonnête qui aurait caché quelque chose...&lt;/p&gt;</text:p>
          </table:table-cell>
          <table:table-cell table:number-columns-repeated="1021"/>
        </table:table-row>
        <table:table-row table:style-name="ro20">
          <table:table-cell table:style-name="ce28" office:value-type="string">
            <text:p>FIRST_STEP</text:p>
          </table:table-cell>
          <table:table-cell table:style-name="ce33" office:value-type="string">
            <text:p>confirm(talkie_found ,0)</text:p>
          </table:table-cell>
          <table:table-cell table:style-name="ce35" office:value-type="string">
            <text:p>&lt;p&gt;Parfait. Vous avez trouvé un &lt;em&gt;Talkie-Walkie&lt;/em&gt; dans les coins les plus sombres de l'*Étagère* !&lt;/p&gt;</text:p>
            <text:p/>
          </table:table-cell>
          <table:table-cell table:number-columns-repeated="1021"/>
        </table:table-row>
        <table:table-row table:style-name="ro20">
          <table:table-cell table:style-name="ce28" office:value-type="string">
            <text:p>FIRST_STEP</text:p>
          </table:table-cell>
          <table:table-cell table:style-name="ce33" office:value-type="string">
            <text:p>EXPECT_IN_INVENTORY( TALKY_WALKY,your_own )</text:p>
          </table:table-cell>
          <table:table-cell table:style-name="ce35" office:value-type="string">
            <text:p>&lt;p&gt;&lt;img src="/img/design/arrow_anim.gif" /&gt; Maintenant, sélectionnez l'*Étagère pour afficher l'inventaire* de la pièce et *prenez* le &lt;em&gt;Talkie-Walkie&lt;/em&gt; !&lt;/p&gt;</text:p>
          </table:table-cell>
          <table:table-cell table:number-columns-repeated="1021"/>
        </table:table-row>
        <table:table-row table:style-name="ro1">
          <table:table-cell table:style-name="ce28" office:value-type="string">
            <text:p>FIRST_STEP</text:p>
          </table:table-cell>
          <table:table-cell table:style-name="ce33" office:value-type="string">
            <text:p>bla(DROP_OBJECT)</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bla(PICK_OBJECT)</text:p>
          </table:table-cell>
          <table:table-cell table:style-name="ce35"/>
          <table:table-cell table:number-columns-repeated="1021"/>
        </table:table-row>
        <table:table-row table:style-name="ro13">
          <table:table-cell table:style-name="ce28" office:value-type="string">
            <text:p>FIRST_STEP</text:p>
          </table:table-cell>
          <table:table-cell table:style-name="ce33" office:value-type="string">
            <text:p>confirm(id_new_chanel,0)</text:p>
          </table:table-cell>
          <table:table-cell table:style-name="ce35" office:value-type="string">
            <text:p>&lt;p&gt;Un nouvel onglet est apparu ici. Il s'agit du &lt;em&gt;Carnet du Bord (&lt;img src="/img/icons/ui/wall.png"/&gt;)&lt;/em&gt;. </text:p>
            <text:p>Il vous permettra de communiquer avec *les autres possesseurs de Talkie-Walkies*.&lt;/p&gt;</text:p>
          </table:table-cell>
          <table:table-cell table:number-columns-repeated="1021"/>
        </table:table-row>
        <table:table-row table:style-name="ro1">
          <table:table-cell table:style-name="ce28" office:value-type="string">
            <text:p>FIRST_STEP</text:p>
          </table:table-cell>
          <table:table-cell table:style-name="ce33" office:value-type="string">
            <text:p>dbl( BROADCAST_MESSAGE)</text:p>
          </table:table-cell>
          <table:table-cell table:style-name="ce35"/>
          <table:table-cell table:number-columns-repeated="1021"/>
        </table:table-row>
        <table:table-row table:style-name="ro13">
          <table:table-cell table:style-name="ce28" office:value-type="string">
            <text:p>FIRST_STEP</text:p>
          </table:table-cell>
          <table:table-cell table:style-name="ce33" office:value-type="string">
            <text:p>EXPECT_CHAT(your_own)</text:p>
          </table:table-cell>
          <table:table-cell table:style-name="ce35" office:value-type="string">
            <text:p>&lt;p&gt;&lt;img src="/img/design/arrow_anim.gif" /&gt; Cliquez sur l'onglet du <text:s/>&lt;em&gt;Carnet du Bord (&lt;img src="/img/icons/ui/wall.png"/&gt;)&lt;/em&gt; et *dites « Bonjour »* à vos camarades !&lt;/p&gt;</text:p>
          </table:table-cell>
          <table:table-cell table:number-columns-repeated="1021"/>
        </table:table-row>
        <table:table-row table:style-name="ro21">
          <table:table-cell table:style-name="ce28" office:value-type="string">
            <text:p>FIRST_STEP</text:p>
          </table:table-cell>
          <table:table-cell table:style-name="ce33" office:value-type="string">
            <text:p>confirm(id_con_intro,1)</text:p>
          </table:table-cell>
          <table:table-cell office:value-type="string">
            <text:p>&lt;h4&gt;Chapitre 4 : On passe en Mode Normal ?&lt;/h4&gt; &lt;p&gt;$n Parfait. Je vois que vous êtes enfin opérationnel. Pour finir, un conseil magnanime pour les débutants :&lt;/p&gt; &lt;p&gt;Dans *Mush*, vous avez énormément de liberté et de possibilités. Mais vous saurez toujours quoi faire grâce à l'onglet &lt;img src="/img/icons/ui/tip.png"/&gt; *Objectifs et Conseils*. Il vous donnera toujours des pistes claires sur les besoins du moment du Daedalus.&lt;/p&gt;&lt;p&gt; Ne l'oubliez pas !&lt;/p&gt;</text:p>
          </table:table-cell>
          <table:table-cell table:number-columns-repeated="1021"/>
        </table:table-row>
        <table:table-row table:style-name="ro1">
          <table:table-cell table:style-name="ce28" office:value-type="string">
            <text:p>FIRST_STEP</text:p>
          </table:table-cell>
          <table:table-cell table:style-name="ce27" office:value-type="string">
            <text:p>PUB_STEP( GO_NORMAL )</text:p>
          </table:table-cell>
          <table:table-cell table:style-name="ce35"/>
          <table:table-cell table:number-columns-repeated="1021"/>
        </table:table-row>
        <table:table-row table:style-name="ro1">
          <table:table-cell table:style-name="ce28" office:value-type="string">
            <text:p>FIRST_STEP</text:p>
          </table:table-cell>
          <table:table-cell table:style-name="ce33" office:value-type="string">
            <text:p>ns( END_LEARN_MODE )</text:p>
          </table:table-cell>
          <table:table-cell table:style-name="ce27"/>
          <table:table-cell table:number-columns-repeated="1021"/>
        </table:table-row>
        <table:table-row table:style-name="ro1">
          <table:table-cell table:style-name="ce29" office:value-type="string">
            <text:p>END_LEARN_MODE</text:p>
          </table:table-cell>
          <table:table-cell table:style-name="ce33" office:value-type="string">
            <text:p>CLEAN_TUTO_MESS</text:p>
          </table:table-cell>
          <table:table-cell table:style-name="ce27" office:value-type="string">
            <text:p>CLEANUP ALL TUTO BLAKLISTERS</text:p>
          </table:table-cell>
          <table:table-cell table:number-columns-repeated="1021"/>
        </table:table-row>
        <table:table-row table:style-name="ro1">
          <table:table-cell table:style-name="ce29" office:value-type="string">
            <text:p>END_LEARN_MODE</text:p>
          </table:table-cell>
          <table:table-cell table:style-name="ce33" office:value-type="string">
            <text:p>EXPECT_NORMAL_MODE_LINK</text:p>
          </table:table-cell>
          <table:table-cell table:style-name="ce27" office:value-type="string">
            <text:p>ASYNC PREPARE NORMAL GOTO</text:p>
          </table:table-cell>
          <table:table-cell table:number-columns-repeated="1021"/>
        </table:table-row>
        <table:table-row table:style-name="ro22">
          <table:table-cell table:style-name="ce29" office:value-type="string">
            <text:p>END_LEARN_MODE</text:p>
          </table:table-cell>
          <table:table-cell table:style-name="ce33" office:value-type="string">
            <text:p>NORMAL_CHOICE_BOX( <text:s/>Je passe en Mode Normal, Je reste encore un peu en Mode Simplifié, '/goNormal','/continueSimple' <text:s/>)</text:p>
          </table:table-cell>
          <table:table-cell table:style-name="ce35" office:value-type="string">
            <text:p>&lt;h4&gt;Jeu en Mode Simplifié&lt;/h4&gt;</text:p>
            <text:p>&lt;p&gt;$n Vous jouez actuellement en *Mode Simplifié*. Si vous vous sentez prêt à découvrir l'interface complète du jeu, passez au *Mode Normal*. &lt;/p&gt;</text:p>
            <text:p/>
          </table:table-cell>
          <table:table-cell table:number-columns-repeated="1021"/>
        </table:table-row>
        <table:table-row table:style-name="ro23">
          <table:table-cell table:style-name="ce29" office:value-type="string">
            <text:p>END_LEARN_MODE</text:p>
          </table:table-cell>
          <table:table-cell table:style-name="ce33" office:value-type="string">
            <text:p>confirm(tips ,0)</text:p>
          </table:table-cell>
          <table:table-cell table:style-name="ce35" office:value-type="string">
            <text:p>&lt;p&gt;Si vous ne savez pas encore comment vous occuper, Jetez un œil à l'onglet ( <text:span text:style-name="T6">&lt;img </text:span><text:span text:style-name="T6">src="/img/icons/ui/tip.png" /&gt; *Objectifs et Conseils*</text:span>.&lt;/p&gt;</text:p>
          </table:table-cell>
          <table:table-cell table:number-columns-repeated="1021"/>
        </table:table-row>
        <table:table-row table:style-name="ro23">
          <table:table-cell table:style-name="ce29" office:value-type="string">
            <text:p>END_LEARN_MODE</text:p>
          </table:table-cell>
          <table:table-cell table:style-name="ce33" office:value-type="string">
            <text:p>IDLE</text:p>
          </table:table-cell>
          <table:table-cell table:style-name="ce35"/>
          <table:table-cell table:number-columns-repeated="1021"/>
        </table:table-row>
        <table:table-row table:style-name="ro14">
          <table:table-cell table:style-name="ce29" office:value-type="string">
            <text:p>NORMAL_MODE</text:p>
          </table:table-cell>
          <table:table-cell table:style-name="ce33" office:value-type="string">
            <text:p>confirm(id_con_intro,1)</text:p>
          </table:table-cell>
          <table:table-cell table:style-name="ce35" office:value-type="string">
            <text:p>&lt;p&gt;$n Bienvenue en *Mode Normal*. Je vais vous présenter rapidement les nouveaux éléments de l'interface.&lt;/p&gt;</text:p>
          </table:table-cell>
          <table:table-cell table:number-columns-repeated="1021"/>
        </table:table-row>
        <table:table-row table:style-name="ro1">
          <table:table-cell table:style-name="ce29" office:value-type="string">
            <text:p>NORMAL_MODE</text:p>
          </table:table-cell>
          <table:table-cell table:style-name="ce33" office:value-type="string">
            <text:p>OUTLINE(.pvsmbar.barmoral)</text:p>
          </table:table-cell>
          <table:table-cell table:style-name="ce35"/>
          <table:table-cell table:number-columns-repeated="1021"/>
        </table:table-row>
        <table:table-row table:style-name="ro24">
          <table:table-cell table:style-name="ce29" office:value-type="string">
            <text:p>NORMAL_MODE</text:p>
          </table:table-cell>
          <table:table-cell table:style-name="ce33" office:value-type="string">
            <text:p>confirm(moral,0)</text:p>
          </table:table-cell>
          <table:table-cell table:style-name="ce35" office:value-type="string">
            <text:p>&lt;p&gt;Ici se trouvent vos &lt;em&gt;Points de Moral&lt;/em&gt; (&lt;img src="/img/icons/ui/moral.png"/&gt;). Quand ils se feront rare, vous tomberez en état de dépression et deviendrez plus vulnérables aux maladies. &lt;/p&gt; &lt;p&gt;*Si il tombe à 0, vous vous suiciderez*. Il y a cependant des moyens de l'éviter, mangez sain, et parlez de vos soucis avec vos équipiers.&lt;/p&gt;</text:p>
          </table:table-cell>
          <table:table-cell table:number-columns-repeated="1021"/>
        </table:table-row>
        <table:table-row table:style-name="ro13">
          <table:table-cell table:style-name="ce29" office:value-type="string">
            <text:p>NORMAL_MODE</text:p>
          </table:table-cell>
          <table:table-cell table:style-name="ce33" office:value-type="string">
            <text:p>confirm(alerts,0)</text:p>
          </table:table-cell>
          <table:table-cell table:style-name="ce35" office:value-type="string">
            <text:p>&lt;p&gt;Ici se trouvent les &lt;em&gt;Alertes en cours&lt;/em&gt;.&lt;/p&gt;&lt;p&gt; Mon omnipotence ayant des limites, il va falloir vous organiser efficacement pour résoudre tous les problèmes du Daedalus auquel je ne puis remédier.&lt;/p&gt;</text:p>
          </table:table-cell>
          <table:table-cell table:number-columns-repeated="1021"/>
        </table:table-row>
        <table:table-row table:style-name="ro16">
          <table:table-cell table:style-name="ce29" office:value-type="string">
            <text:p>NORMAL_MODE</text:p>
          </table:table-cell>
          <table:table-cell table:style-name="ce33" office:value-type="string">
            <text:p>confirm(infostuto,0)</text:p>
          </table:table-cell>
          <table:table-cell table:style-name="ce35" office:value-type="string">
            <text:p>&lt;p&gt;Là se trouvent les &lt;em&gt;informations&lt;/em&gt; concernant le vaisseau : l'Oxygène, le Fuel, l'Armure du vaisseau et les membres de l'équipage &lt;/p&gt;</text:p>
            <text:p>&lt;p&gt;Survolez ces éléments pour avoir plus d'informations. &lt;/p&gt;</text:p>
            <text:p/>
          </table:table-cell>
          <table:table-cell table:number-columns-repeated="1021"/>
        </table:table-row>
        <table:table-row table:style-name="ro1">
          <table:table-cell table:style-name="ce29" office:value-type="string">
            <text:p>NORMAL_MODE</text:p>
          </table:table-cell>
          <table:table-cell table:style-name="ce33" office:value-type="string">
            <text:p>ns( THE_END )</text:p>
          </table:table-cell>
          <table:table-cell table:number-columns-repeated="1022"/>
        </table:table-row>
        <table:table-row table:style-name="ro13">
          <table:table-cell table:style-name="ce30" office:value-type="string">
            <text:p>THE_END</text:p>
          </table:table-cell>
          <table:table-cell table:style-name="ce33" office:value-type="string">
            <text:p>confirm(id_con_intro,0)</text:p>
          </table:table-cell>
          <table:table-cell table:style-name="ce35" office:value-type="string">
            <text:p>&lt;p&gt;C'est fini pour votre Introduction Assisté par Ordinateur.&lt;/p&gt; &lt;p&gt; Si vous vous sentez perdu, &lt;em&gt;n'oubliez pas de consulter l'onglet &lt;img src="/img/icons/ui/tip.png"/&gt; *Objectifs et Conseils*&lt;/em&gt; ou vos équipiers. Bon voyage ves l'Infini !&lt;/p&gt;</text:p>
          </table:table-cell>
          <table:table-cell table:number-columns-repeated="1021"/>
        </table:table-row>
        <table:table-row table:style-name="ro1">
          <table:table-cell table:style-name="ce30" office:value-type="string">
            <text:p>THE_END</text:p>
          </table:table-cell>
          <table:table-cell table:style-name="ce30" office:value-type="string">
            <text:p>END_OF_STORY</text:p>
          </table:table-cell>
          <table:table-cell table:style-name="ce27"/>
          <table:table-cell table:number-columns-repeated="1021"/>
        </table:table-row>
        <table:table-row table:style-name="ro1">
          <table:table-cell table:style-name="ce31" office:value-type="string">
            <text:p>$EOF</text:p>
          </table:table-cell>
          <table:table-cell table:style-name="ce31" table:number-columns-repeated="2"/>
          <table:table-cell table:number-columns-repeated="1021"/>
        </table:table-row>
        <table:table-row table:style-name="ro1">
          <table:table-cell table:style-name="ce28" office:value-type="string">
            <text:p>WELCOME</text:p>
          </table:table-cell>
          <table:table-cell table:style-name="ce33" office:value-type="string">
            <text:p>CUSTOM_CONFIRM(cdIntroPate,id_dial_intro, 0)</text:p>
          </table:table-cell>
          <table:table-cell table:style-name="ce34"/>
          <table:table-cell table:number-columns-repeated="1021"/>
        </table:table-row>
        <table:table-row table:style-name="ro1" table:number-rows-repeated="104845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Segoe UI" svg:font-family="'Segoe U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9">29/06/2012</text:date>, <text:time>11:1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Elahee</meta:initial-creator>
    <meta:creation-date>2011-11-15T09:33:30.47</meta:creation-date>
    <meta:generator>OpenOffice.org/3.3$Win32 OpenOffice.org_project/330m20$Build-9567</meta:generator>
    <dc:date>2012-06-29T11:16:49.76</dc:date>
    <meta:editing-duration>P14DT3H58M36S</meta:editing-duration>
    <meta:editing-cycles>692</meta:editing-cycles>
    <dc:creator>David Elahee</dc:creator>
    <meta:document-statistic meta:table-count="2" meta:cell-count="671" meta:object-count="0"/>
  </office:meta>
</office:document-meta>
</file>